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49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1" number:language="de" number:country="DE">
      <number:number number:decimal-places="0" loext:min-decimal-places="0"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 style:data-style-name="N10001"/>
    <style:style style:name="ce8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40.88pt" svg:height="304.24pt" svg:x="460.94pt" svg:y="38.98pt">
            <draw:object draw:notify-on-update-of-ranges="Sheet1.B4:Sheet1.B108 Sheet1.F4:Sheet1.F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40.88pt" svg:height="304.24pt" svg:x="460.32pt" svg:y="372.76pt">
            <draw:object draw:notify-on-update-of-ranges="Sheet1.D4:Sheet1.D108 Sheet1.G4:Sheet1.G1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40.88pt" svg:height="304.24pt" svg:x="460.35pt" svg:y="718.33pt">
            <draw:object draw:notify-on-update-of-ranges="Sheet1.B4:Sheet1.B108 Sheet1.C4:Sheet1.C10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8"/>
        <table:table-row table:style-name="ro1"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5" office:value-type="string" calcext:value-type="string" table:number-columns-spanned="2" table:number-rows-spanned="1">
            <text:p>Instruktionen 64-bit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Instruktionen 32-bit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Zunahme (%)</text:p>
          </table:table-cell>
          <table:covered-table-cell table:style-name="Default"/>
        </table:table-row>
        <table:table-row table:style-name="ro1">
          <table:covered-table-cell/>
          <table:table-cell table:style-name="ce12" office:value-type="string" calcext:value-type="string">
            <text:p>n. obfus.</text:p>
          </table:table-cell>
          <table:table-cell table:style-name="ce12" office:value-type="string" calcext:value-type="string">
            <text:p>obfus.</text:p>
          </table:table-cell>
          <table:table-cell table:style-name="ce12" office:value-type="string" calcext:value-type="string">
            <text:p>n. obfus</text:p>
          </table:table-cell>
          <table:table-cell table:style-name="ce12" office:value-type="string" calcext:value-type="string">
            <text:p>obfus.</text:p>
          </table:table-cell>
          <table:table-cell table:style-name="ce12" office:value-type="string" calcext:value-type="string">
            <text:p>64-bit</text:p>
          </table:table-cell>
          <table:table-cell table:style-name="ce12" office:value-type="string" calcext:value-type="string">
            <text:p>32-bit</text:p>
          </table:table-cell>
        </table:table-row>
        <table:table-row table:style-name="ro1">
          <table:table-cell table:style-name="ce3" office:value-type="string" calcext:value-type="string" table:number-columns-spanned="7" table:number-rows-spanned="1">
            <text:p>Coreutils</text:p>
          </table:table-cell>
          <table:covered-table-cell table:number-columns-repeated="6" table:style-name="ce12"/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3604" calcext:value-type="float">
            <text:p>3604</text:p>
          </table:table-cell>
          <table:table-cell office:value-type="float" office:value="75754" calcext:value-type="float">
            <text:p>75754</text:p>
          </table:table-cell>
          <table:table-cell office:value-type="float" office:value="4156" calcext:value-type="float">
            <text:p>4156</text:p>
          </table:table-cell>
          <table:table-cell office:value-type="float" office:value="80281" calcext:value-type="float">
            <text:p>80281</text:p>
          </table:table-cell>
          <table:table-cell office:value-type="float" office:value="2001.94" calcext:value-type="float">
            <text:p>2001,94</text:p>
          </table:table-cell>
          <table:table-cell office:value-type="float" office:value="1831.69" calcext:value-type="float">
            <text:p>1831,69</text:p>
          </table:table-cell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4434" calcext:value-type="float">
            <text:p>4434</text:p>
          </table:table-cell>
          <table:table-cell office:value-type="float" office:value="80090" calcext:value-type="float">
            <text:p>80090</text:p>
          </table:table-cell>
          <table:table-cell office:value-type="float" office:value="6167" calcext:value-type="float">
            <text:p>6167</text:p>
          </table:table-cell>
          <table:table-cell office:value-type="float" office:value="86838" calcext:value-type="float">
            <text:p>86838</text:p>
          </table:table-cell>
          <table:table-cell office:value-type="float" office:value="1706.27" calcext:value-type="float">
            <text:p>1706,27</text:p>
          </table:table-cell>
          <table:table-cell office:value-type="float" office:value="1308.11" calcext:value-type="float">
            <text:p>1308,11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4506" calcext:value-type="float">
            <text:p>4506</text:p>
          </table:table-cell>
          <table:table-cell office:value-type="float" office:value="79807" calcext:value-type="float">
            <text:p>79807</text:p>
          </table:table-cell>
          <table:table-cell office:value-type="float" office:value="5231" calcext:value-type="float">
            <text:p>5231</text:p>
          </table:table-cell>
          <table:table-cell office:value-type="float" office:value="85184" calcext:value-type="float">
            <text:p>85184</text:p>
          </table:table-cell>
          <table:table-cell office:value-type="float" office:value="1671.13" calcext:value-type="float">
            <text:p>1671,13</text:p>
          </table:table-cell>
          <table:table-cell office:value-type="float" office:value="1528.45" calcext:value-type="float">
            <text:p>1528,45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4625" calcext:value-type="float">
            <text:p>4625</text:p>
          </table:table-cell>
          <table:table-cell office:value-type="float" office:value="81349" calcext:value-type="float">
            <text:p>81349</text:p>
          </table:table-cell>
          <table:table-cell office:value-type="float" office:value="5561" calcext:value-type="float">
            <text:p>5561</text:p>
          </table:table-cell>
          <table:table-cell office:value-type="float" office:value="87568" calcext:value-type="float">
            <text:p>87568</text:p>
          </table:table-cell>
          <table:table-cell office:value-type="float" office:value="1658.9" calcext:value-type="float">
            <text:p>1658,90</text:p>
          </table:table-cell>
          <table:table-cell office:value-type="float" office:value="1474.68" calcext:value-type="float">
            <text:p>1474,68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4620" calcext:value-type="float">
            <text:p>4620</text:p>
          </table:table-cell>
          <table:table-cell office:value-type="float" office:value="79726" calcext:value-type="float">
            <text:p>79726</text:p>
          </table:table-cell>
          <table:table-cell office:value-type="float" office:value="5420" calcext:value-type="float">
            <text:p>5420</text:p>
          </table:table-cell>
          <table:table-cell office:value-type="float" office:value="85453" calcext:value-type="float">
            <text:p>85453</text:p>
          </table:table-cell>
          <table:table-cell office:value-type="float" office:value="1625.67" calcext:value-type="float">
            <text:p>1625,67</text:p>
          </table:table-cell>
          <table:table-cell office:value-type="float" office:value="1476.62" calcext:value-type="float">
            <text:p>1476,62</text:p>
          </table:table-cell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4826" calcext:value-type="float">
            <text:p>4826</text:p>
          </table:table-cell>
          <table:table-cell office:value-type="float" office:value="82930" calcext:value-type="float">
            <text:p>82930</text:p>
          </table:table-cell>
          <table:table-cell office:value-type="float" office:value="5476" calcext:value-type="float">
            <text:p>5476</text:p>
          </table:table-cell>
          <table:table-cell office:value-type="float" office:value="89106" calcext:value-type="float">
            <text:p>89106</text:p>
          </table:table-cell>
          <table:table-cell office:value-type="float" office:value="1618.4" calcext:value-type="float">
            <text:p>1618,40</text:p>
          </table:table-cell>
          <table:table-cell office:value-type="float" office:value="1527.21" calcext:value-type="float">
            <text:p>1527,21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4877" calcext:value-type="float">
            <text:p>4877</text:p>
          </table:table-cell>
          <table:table-cell office:value-type="float" office:value="82871" calcext:value-type="float">
            <text:p>82871</text:p>
          </table:table-cell>
          <table:table-cell office:value-type="float" office:value="5482" calcext:value-type="float">
            <text:p>5482</text:p>
          </table:table-cell>
          <table:table-cell office:value-type="float" office:value="88875" calcext:value-type="float">
            <text:p>88875</text:p>
          </table:table-cell>
          <table:table-cell office:value-type="float" office:value="1599.22" calcext:value-type="float">
            <text:p>1599,22</text:p>
          </table:table-cell>
          <table:table-cell office:value-type="float" office:value="1521.21" calcext:value-type="float">
            <text:p>1521,2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5050" calcext:value-type="float">
            <text:p>5050</text:p>
          </table:table-cell>
          <table:table-cell office:value-type="float" office:value="81814" calcext:value-type="float">
            <text:p>81814</text:p>
          </table:table-cell>
          <table:table-cell office:value-type="float" office:value="5861" calcext:value-type="float">
            <text:p>5861</text:p>
          </table:table-cell>
          <table:table-cell office:value-type="float" office:value="87355" calcext:value-type="float">
            <text:p>87355</text:p>
          </table:table-cell>
          <table:table-cell office:value-type="float" office:value="1520.08" calcext:value-type="float">
            <text:p>1520,08</text:p>
          </table:table-cell>
          <table:table-cell office:value-type="float" office:value="1390.45" calcext:value-type="float">
            <text:p>1390,45</text:p>
          </table:table-cell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7167" calcext:value-type="float">
            <text:p>7167</text:p>
          </table:table-cell>
          <table:table-cell office:value-type="float" office:value="96840" calcext:value-type="float">
            <text:p>96840</text:p>
          </table:table-cell>
          <table:table-cell office:value-type="float" office:value="9218" calcext:value-type="float">
            <text:p>9218</text:p>
          </table:table-cell>
          <table:table-cell office:value-type="float" office:value="106986" calcext:value-type="float">
            <text:p>106986</text:p>
          </table:table-cell>
          <table:table-cell office:value-type="float" office:value="1251.19" calcext:value-type="float">
            <text:p>1251,19</text:p>
          </table:table-cell>
          <table:table-cell office:value-type="float" office:value="1060.62" calcext:value-type="float">
            <text:p>1060,62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7578" calcext:value-type="float">
            <text:p>7578</text:p>
          </table:table-cell>
          <table:table-cell office:value-type="float" office:value="97477" calcext:value-type="float">
            <text:p>97477</text:p>
          </table:table-cell>
          <table:table-cell office:value-type="float" office:value="9993" calcext:value-type="float">
            <text:p>9993</text:p>
          </table:table-cell>
          <table:table-cell office:value-type="float" office:value="109259" calcext:value-type="float">
            <text:p>109259</text:p>
          </table:table-cell>
          <table:table-cell office:value-type="float" office:value="1186.32" calcext:value-type="float">
            <text:p>1186,32</text:p>
          </table:table-cell>
          <table:table-cell office:value-type="float" office:value="993.36" calcext:value-type="float">
            <text:p>993,36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8834" calcext:value-type="float">
            <text:p>8834</text:p>
          </table:table-cell>
          <table:table-cell office:value-type="float" office:value="104475" calcext:value-type="float">
            <text:p>104475</text:p>
          </table:table-cell>
          <table:table-cell office:value-type="float" office:value="11567" calcext:value-type="float">
            <text:p>11567</text:p>
          </table:table-cell>
          <table:table-cell office:value-type="float" office:value="116596" calcext:value-type="float">
            <text:p>116596</text:p>
          </table:table-cell>
          <table:table-cell office:value-type="float" office:value="1082.65" calcext:value-type="float">
            <text:p>1082,65</text:p>
          </table:table-cell>
          <table:table-cell office:value-type="float" office:value="908.01" calcext:value-type="float">
            <text:p>908,01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11682" calcext:value-type="float">
            <text:p>11682</text:p>
          </table:table-cell>
          <table:table-cell office:value-type="float" office:value="129794" calcext:value-type="float">
            <text:p>129794</text:p>
          </table:table-cell>
          <table:table-cell office:value-type="float" office:value="14639" calcext:value-type="float">
            <text:p>14639</text:p>
          </table:table-cell>
          <table:table-cell office:value-type="float" office:value="147451" calcext:value-type="float">
            <text:p>147451</text:p>
          </table:table-cell>
          <table:table-cell office:value-type="float" office:value="1011.06" calcext:value-type="float">
            <text:p>1011,06</text:p>
          </table:table-cell>
          <table:table-cell office:value-type="float" office:value="907.25" calcext:value-type="float">
            <text:p>907,25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11819" calcext:value-type="float">
            <text:p>11819</text:p>
          </table:table-cell>
          <table:table-cell office:value-type="float" office:value="116287" calcext:value-type="float">
            <text:p>116287</text:p>
          </table:table-cell>
          <table:table-cell office:value-type="float" office:value="13981" calcext:value-type="float">
            <text:p>13981</text:p>
          </table:table-cell>
          <table:table-cell office:value-type="float" office:value="131600" calcext:value-type="float">
            <text:p>131600</text:p>
          </table:table-cell>
          <table:table-cell office:value-type="float" office:value="883.9" calcext:value-type="float">
            <text:p>883,90</text:p>
          </table:table-cell>
          <table:table-cell office:value-type="float" office:value="841.28" calcext:value-type="float">
            <text:p>841,28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13837" calcext:value-type="float">
            <text:p>13837</text:p>
          </table:table-cell>
          <table:table-cell office:value-type="float" office:value="133902" calcext:value-type="float">
            <text:p>133902</text:p>
          </table:table-cell>
          <table:table-cell office:value-type="float" office:value="14039" calcext:value-type="float">
            <text:p>14039</text:p>
          </table:table-cell>
          <table:table-cell office:value-type="float" office:value="142575" calcext:value-type="float">
            <text:p>142575</text:p>
          </table:table-cell>
          <table:table-cell office:value-type="float" office:value="867.71" calcext:value-type="float">
            <text:p>867,71</text:p>
          </table:table-cell>
          <table:table-cell office:value-type="float" office:value="915.56" calcext:value-type="float">
            <text:p>915,56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13575" calcext:value-type="float">
            <text:p>13575</text:p>
          </table:table-cell>
          <table:table-cell office:value-type="float" office:value="117378" calcext:value-type="float">
            <text:p>117378</text:p>
          </table:table-cell>
          <table:table-cell office:value-type="float" office:value="15977" calcext:value-type="float">
            <text:p>15977</text:p>
          </table:table-cell>
          <table:table-cell office:value-type="float" office:value="132964" calcext:value-type="float">
            <text:p>132964</text:p>
          </table:table-cell>
          <table:table-cell office:value-type="float" office:value="764.66" calcext:value-type="float">
            <text:p>764,66</text:p>
          </table:table-cell>
          <table:table-cell office:value-type="float" office:value="732.22" calcext:value-type="float">
            <text:p>732,22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16684" calcext:value-type="float">
            <text:p>16684</text:p>
          </table:table-cell>
          <table:table-cell office:value-type="float" office:value="142497" calcext:value-type="float">
            <text:p>142497</text:p>
          </table:table-cell>
          <table:table-cell office:value-type="float" office:value="19610" calcext:value-type="float">
            <text:p>19610</text:p>
          </table:table-cell>
          <table:table-cell office:value-type="float" office:value="161949" calcext:value-type="float">
            <text:p>161949</text:p>
          </table:table-cell>
          <table:table-cell office:value-type="float" office:value="754.09" calcext:value-type="float">
            <text:p>754,09</text:p>
          </table:table-cell>
          <table:table-cell office:value-type="float" office:value="725.85" calcext:value-type="float">
            <text:p>725,85</text:p>
          </table:table-cell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9940" calcext:value-type="float">
            <text:p>9940</text:p>
          </table:table-cell>
          <table:table-cell office:value-type="float" office:value="61031" calcext:value-type="float">
            <text:p>61031</text:p>
          </table:table-cell>
          <table:table-cell office:value-type="float" office:value="12186" calcext:value-type="float">
            <text:p>12186</text:p>
          </table:table-cell>
          <table:table-cell office:value-type="float" office:value="76252" calcext:value-type="float">
            <text:p>76252</text:p>
          </table:table-cell>
          <table:table-cell office:value-type="float" office:value="513.99" calcext:value-type="float">
            <text:p>513,99</text:p>
          </table:table-cell>
          <table:table-cell office:value-type="float" office:value="525.73" calcext:value-type="float">
            <text:p>525,73</text:p>
          </table:table-cell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8921" calcext:value-type="float">
            <text:p>8921</text:p>
          </table:table-cell>
          <table:table-cell office:value-type="float" office:value="52807" calcext:value-type="float">
            <text:p>52807</text:p>
          </table:table-cell>
          <table:table-cell office:value-type="float" office:value="9904" calcext:value-type="float">
            <text:p>9904</text:p>
          </table:table-cell>
          <table:table-cell office:value-type="float" office:value="63244" calcext:value-type="float">
            <text:p>63244</text:p>
          </table:table-cell>
          <table:table-cell office:value-type="float" office:value="491.94" calcext:value-type="float">
            <text:p>491,94</text:p>
          </table:table-cell>
          <table:table-cell office:value-type="float" office:value="538.57" calcext:value-type="float">
            <text:p>538,57</text:p>
          </table:table-cell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6142" calcext:value-type="float">
            <text:p>6142</text:p>
          </table:table-cell>
          <table:table-cell office:value-type="float" office:value="35428" calcext:value-type="float">
            <text:p>35428</text:p>
          </table:table-cell>
          <table:table-cell office:value-type="float" office:value="6917" calcext:value-type="float">
            <text:p>6917</text:p>
          </table:table-cell>
          <table:table-cell office:value-type="float" office:value="42398" calcext:value-type="float">
            <text:p>42398</text:p>
          </table:table-cell>
          <table:table-cell office:value-type="float" office:value="476.82" calcext:value-type="float">
            <text:p>476,82</text:p>
          </table:table-cell>
          <table:table-cell office:value-type="float" office:value="512.95" calcext:value-type="float">
            <text:p>512,95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9339" calcext:value-type="float">
            <text:p>9339</text:p>
          </table:table-cell>
          <table:table-cell office:value-type="float" office:value="52875" calcext:value-type="float">
            <text:p>52875</text:p>
          </table:table-cell>
          <table:table-cell office:value-type="float" office:value="10376" calcext:value-type="float">
            <text:p>10376</text:p>
          </table:table-cell>
          <table:table-cell office:value-type="float" office:value="63324" calcext:value-type="float">
            <text:p>63324</text:p>
          </table:table-cell>
          <table:table-cell office:value-type="float" office:value="466.17" calcext:value-type="float">
            <text:p>466,17</text:p>
          </table:table-cell>
          <table:table-cell office:value-type="float" office:value="510.29" calcext:value-type="float">
            <text:p>510,29</text:p>
          </table:table-cell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5736" calcext:value-type="float">
            <text:p>5736</text:p>
          </table:table-cell>
          <table:table-cell office:value-type="float" office:value="32472" calcext:value-type="float">
            <text:p>32472</text:p>
          </table:table-cell>
          <table:table-cell office:value-type="float" office:value="6489" calcext:value-type="float">
            <text:p>6489</text:p>
          </table:table-cell>
          <table:table-cell office:value-type="float" office:value="38789" calcext:value-type="float">
            <text:p>38789</text:p>
          </table:table-cell>
          <table:table-cell office:value-type="float" office:value="466.11" calcext:value-type="float">
            <text:p>466,11</text:p>
          </table:table-cell>
          <table:table-cell office:value-type="float" office:value="497.77" calcext:value-type="float">
            <text:p>497,77</text:p>
          </table:table-cell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8738" calcext:value-type="float">
            <text:p>8738</text:p>
          </table:table-cell>
          <table:table-cell office:value-type="float" office:value="48742" calcext:value-type="float">
            <text:p>48742</text:p>
          </table:table-cell>
          <table:table-cell office:value-type="float" office:value="9706" calcext:value-type="float">
            <text:p>9706</text:p>
          </table:table-cell>
          <table:table-cell office:value-type="float" office:value="58144" calcext:value-type="float">
            <text:p>58144</text:p>
          </table:table-cell>
          <table:table-cell office:value-type="float" office:value="457.82" calcext:value-type="float">
            <text:p>457,82</text:p>
          </table:table-cell>
          <table:table-cell office:value-type="float" office:value="499.05" calcext:value-type="float">
            <text:p>499,05</text:p>
          </table:table-cell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9474" calcext:value-type="float">
            <text:p>9474</text:p>
          </table:table-cell>
          <table:table-cell office:value-type="float" office:value="52752" calcext:value-type="float">
            <text:p>52752</text:p>
          </table:table-cell>
          <table:table-cell office:value-type="float" office:value="10689" calcext:value-type="float">
            <text:p>10689</text:p>
          </table:table-cell>
          <table:table-cell office:value-type="float" office:value="63042" calcext:value-type="float">
            <text:p>63042</text:p>
          </table:table-cell>
          <table:table-cell office:value-type="float" office:value="456.81" calcext:value-type="float">
            <text:p>456,81</text:p>
          </table:table-cell>
          <table:table-cell office:value-type="float" office:value="489.78" calcext:value-type="float">
            <text:p>489,78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11800" calcext:value-type="float">
            <text:p>11800</text:p>
          </table:table-cell>
          <table:table-cell office:value-type="float" office:value="65642" calcext:value-type="float">
            <text:p>65642</text:p>
          </table:table-cell>
          <table:table-cell office:value-type="float" office:value="14309" calcext:value-type="float">
            <text:p>14309</text:p>
          </table:table-cell>
          <table:table-cell office:value-type="float" office:value="75287" calcext:value-type="float">
            <text:p>75287</text:p>
          </table:table-cell>
          <table:table-cell office:value-type="float" office:value="456.29" calcext:value-type="float">
            <text:p>456,29</text:p>
          </table:table-cell>
          <table:table-cell office:value-type="float" office:value="426.15" calcext:value-type="float">
            <text:p>426,15</text:p>
          </table:table-cell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9175" calcext:value-type="float">
            <text:p>9175</text:p>
          </table:table-cell>
          <table:table-cell office:value-type="float" office:value="50929" calcext:value-type="float">
            <text:p>50929</text:p>
          </table:table-cell>
          <table:table-cell office:value-type="float" office:value="10362" calcext:value-type="float">
            <text:p>10362</text:p>
          </table:table-cell>
          <table:table-cell office:value-type="float" office:value="61060" calcext:value-type="float">
            <text:p>61060</text:p>
          </table:table-cell>
          <table:table-cell office:value-type="float" office:value="455.08" calcext:value-type="float">
            <text:p>455,08</text:p>
          </table:table-cell>
          <table:table-cell office:value-type="float" office:value="489.27" calcext:value-type="float">
            <text:p>489,27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9219" calcext:value-type="float">
            <text:p>9219</text:p>
          </table:table-cell>
          <table:table-cell office:value-type="float" office:value="51042" calcext:value-type="float">
            <text:p>51042</text:p>
          </table:table-cell>
          <table:table-cell office:value-type="float" office:value="10704" calcext:value-type="float">
            <text:p>10704</text:p>
          </table:table-cell>
          <table:table-cell office:value-type="float" office:value="61941" calcext:value-type="float">
            <text:p>61941</text:p>
          </table:table-cell>
          <table:table-cell office:value-type="float" office:value="453.66" calcext:value-type="float">
            <text:p>453,66</text:p>
          </table:table-cell>
          <table:table-cell office:value-type="float" office:value="478.67" calcext:value-type="float">
            <text:p>478,67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8893" calcext:value-type="float">
            <text:p>18893</text:p>
          </table:table-cell>
          <table:table-cell office:value-type="float" office:value="102558" calcext:value-type="float">
            <text:p>102558</text:p>
          </table:table-cell>
          <table:table-cell office:value-type="float" office:value="21662" calcext:value-type="float">
            <text:p>21662</text:p>
          </table:table-cell>
          <table:table-cell office:value-type="float" office:value="124014" calcext:value-type="float">
            <text:p>124014</text:p>
          </table:table-cell>
          <table:table-cell office:value-type="float" office:value="442.84" calcext:value-type="float">
            <text:p>442,84</text:p>
          </table:table-cell>
          <table:table-cell office:value-type="float" office:value="472.5" calcext:value-type="float">
            <text:p>472,50</text:p>
          </table:table-cell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20486" calcext:value-type="float">
            <text:p>20486</text:p>
          </table:table-cell>
          <table:table-cell office:value-type="float" office:value="110535" calcext:value-type="float">
            <text:p>110535</text:p>
          </table:table-cell>
          <table:table-cell office:value-type="float" office:value="24051" calcext:value-type="float">
            <text:p>24051</text:p>
          </table:table-cell>
          <table:table-cell office:value-type="float" office:value="134366" calcext:value-type="float">
            <text:p>134366</text:p>
          </table:table-cell>
          <table:table-cell office:value-type="float" office:value="439.56" calcext:value-type="float">
            <text:p>439,56</text:p>
          </table:table-cell>
          <table:table-cell office:value-type="float" office:value="458.67" calcext:value-type="float">
            <text:p>458,67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20486" calcext:value-type="float">
            <text:p>20486</text:p>
          </table:table-cell>
          <table:table-cell office:value-type="float" office:value="110535" calcext:value-type="float">
            <text:p>110535</text:p>
          </table:table-cell>
          <table:table-cell office:value-type="float" office:value="24051" calcext:value-type="float">
            <text:p>24051</text:p>
          </table:table-cell>
          <table:table-cell office:value-type="float" office:value="134366" calcext:value-type="float">
            <text:p>134366</text:p>
          </table:table-cell>
          <table:table-cell office:value-type="float" office:value="439.56" calcext:value-type="float">
            <text:p>439,56</text:p>
          </table:table-cell>
          <table:table-cell office:value-type="float" office:value="458.67" calcext:value-type="float">
            <text:p>458,67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20486" calcext:value-type="float">
            <text:p>20486</text:p>
          </table:table-cell>
          <table:table-cell office:value-type="float" office:value="110535" calcext:value-type="float">
            <text:p>110535</text:p>
          </table:table-cell>
          <table:table-cell office:value-type="float" office:value="24051" calcext:value-type="float">
            <text:p>24051</text:p>
          </table:table-cell>
          <table:table-cell office:value-type="float" office:value="134366" calcext:value-type="float">
            <text:p>134366</text:p>
          </table:table-cell>
          <table:table-cell office:value-type="float" office:value="439.56" calcext:value-type="float">
            <text:p>439,56</text:p>
          </table:table-cell>
          <table:table-cell office:value-type="float" office:value="458.67" calcext:value-type="float">
            <text:p>458,6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16286" calcext:value-type="float">
            <text:p>16286</text:p>
          </table:table-cell>
          <table:table-cell office:value-type="float" office:value="86804" calcext:value-type="float">
            <text:p>86804</text:p>
          </table:table-cell>
          <table:table-cell office:value-type="float" office:value="20379" calcext:value-type="float">
            <text:p>20379</text:p>
          </table:table-cell>
          <table:table-cell office:value-type="float" office:value="107033" calcext:value-type="float">
            <text:p>107033</text:p>
          </table:table-cell>
          <table:table-cell office:value-type="float" office:value="433" calcext:value-type="float">
            <text:p>433,00</text:p>
          </table:table-cell>
          <table:table-cell office:value-type="float" office:value="425.21" calcext:value-type="float">
            <text:p>425,21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10433" calcext:value-type="float">
            <text:p>10433</text:p>
          </table:table-cell>
          <table:table-cell office:value-type="float" office:value="54313" calcext:value-type="float">
            <text:p>54313</text:p>
          </table:table-cell>
          <table:table-cell office:value-type="float" office:value="12887" calcext:value-type="float">
            <text:p>12887</text:p>
          </table:table-cell>
          <table:table-cell office:value-type="float" office:value="67233" calcext:value-type="float">
            <text:p>67233</text:p>
          </table:table-cell>
          <table:table-cell office:value-type="float" office:value="420.59" calcext:value-type="float">
            <text:p>420,59</text:p>
          </table:table-cell>
          <table:table-cell office:value-type="float" office:value="421.71" calcext:value-type="float">
            <text:p>421,71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7881" calcext:value-type="float">
            <text:p>17881</text:p>
          </table:table-cell>
          <table:table-cell office:value-type="float" office:value="91205" calcext:value-type="float">
            <text:p>91205</text:p>
          </table:table-cell>
          <table:table-cell office:value-type="float" office:value="20862" calcext:value-type="float">
            <text:p>20862</text:p>
          </table:table-cell>
          <table:table-cell office:value-type="float" office:value="111497" calcext:value-type="float">
            <text:p>111497</text:p>
          </table:table-cell>
          <table:table-cell office:value-type="float" office:value="410.07" calcext:value-type="float">
            <text:p>410,07</text:p>
          </table:table-cell>
          <table:table-cell office:value-type="float" office:value="434.45" calcext:value-type="float">
            <text:p>434,45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4949" calcext:value-type="float">
            <text:p>4949</text:p>
          </table:table-cell>
          <table:table-cell office:value-type="float" office:value="25031" calcext:value-type="float">
            <text:p>25031</text:p>
          </table:table-cell>
          <table:table-cell office:value-type="float" office:value="5669" calcext:value-type="float">
            <text:p>5669</text:p>
          </table:table-cell>
          <table:table-cell office:value-type="float" office:value="30717" calcext:value-type="float">
            <text:p>30717</text:p>
          </table:table-cell>
          <table:table-cell office:value-type="float" office:value="405.78" calcext:value-type="float">
            <text:p>405,78</text:p>
          </table:table-cell>
          <table:table-cell office:value-type="float" office:value="441.84" calcext:value-type="float">
            <text:p>441,84</text:p>
          </table:table-cell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5256" calcext:value-type="float">
            <text:p>5256</text:p>
          </table:table-cell>
          <table:table-cell office:value-type="float" office:value="26579" calcext:value-type="float">
            <text:p>26579</text:p>
          </table:table-cell>
          <table:table-cell office:value-type="float" office:value="6985" calcext:value-type="float">
            <text:p>6985</text:p>
          </table:table-cell>
          <table:table-cell office:value-type="float" office:value="33832" calcext:value-type="float">
            <text:p>33832</text:p>
          </table:table-cell>
          <table:table-cell office:value-type="float" office:value="405.69" calcext:value-type="float">
            <text:p>405,69</text:p>
          </table:table-cell>
          <table:table-cell office:value-type="float" office:value="384.35" calcext:value-type="float">
            <text:p>384,35</text:p>
          </table:table-cell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6742" calcext:value-type="float">
            <text:p>6742</text:p>
          </table:table-cell>
          <table:table-cell office:value-type="float" office:value="33709" calcext:value-type="float">
            <text:p>33709</text:p>
          </table:table-cell>
          <table:table-cell office:value-type="float" office:value="9908" calcext:value-type="float">
            <text:p>9908</text:p>
          </table:table-cell>
          <table:table-cell office:value-type="float" office:value="43754" calcext:value-type="float">
            <text:p>43754</text:p>
          </table:table-cell>
          <table:table-cell office:value-type="float" office:value="399.99" calcext:value-type="float">
            <text:p>399,99</text:p>
          </table:table-cell>
          <table:table-cell office:value-type="float" office:value="341.6" calcext:value-type="float">
            <text:p>341,60</text:p>
          </table:table-cell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8133" calcext:value-type="float">
            <text:p>8133</text:p>
          </table:table-cell>
          <table:table-cell office:value-type="float" office:value="40485" calcext:value-type="float">
            <text:p>40485</text:p>
          </table:table-cell>
          <table:table-cell office:value-type="float" office:value="10300" calcext:value-type="float">
            <text:p>10300</text:p>
          </table:table-cell>
          <table:table-cell office:value-type="float" office:value="49291" calcext:value-type="float">
            <text:p>49291</text:p>
          </table:table-cell>
          <table:table-cell office:value-type="float" office:value="397.79" calcext:value-type="float">
            <text:p>397,79</text:p>
          </table:table-cell>
          <table:table-cell office:value-type="float" office:value="378.55" calcext:value-type="float">
            <text:p>378,55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6914" calcext:value-type="float">
            <text:p>6914</text:p>
          </table:table-cell>
          <table:table-cell office:value-type="float" office:value="33897" calcext:value-type="float">
            <text:p>33897</text:p>
          </table:table-cell>
          <table:table-cell office:value-type="float" office:value="9569" calcext:value-type="float">
            <text:p>9569</text:p>
          </table:table-cell>
          <table:table-cell office:value-type="float" office:value="43808" calcext:value-type="float">
            <text:p>43808</text:p>
          </table:table-cell>
          <table:table-cell office:value-type="float" office:value="390.27" calcext:value-type="float">
            <text:p>390,27</text:p>
          </table:table-cell>
          <table:table-cell office:value-type="float" office:value="357.81" calcext:value-type="float">
            <text:p>357,81</text:p>
          </table:table-cell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8226" calcext:value-type="float">
            <text:p>8226</text:p>
          </table:table-cell>
          <table:table-cell office:value-type="float" office:value="40091" calcext:value-type="float">
            <text:p>40091</text:p>
          </table:table-cell>
          <table:table-cell office:value-type="float" office:value="9875" calcext:value-type="float">
            <text:p>9875</text:p>
          </table:table-cell>
          <table:table-cell office:value-type="float" office:value="48326" calcext:value-type="float">
            <text:p>48326</text:p>
          </table:table-cell>
          <table:table-cell office:value-type="float" office:value="387.37" calcext:value-type="float">
            <text:p>387,37</text:p>
          </table:table-cell>
          <table:table-cell office:value-type="float" office:value="389.38" calcext:value-type="float">
            <text:p>389,38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4718" calcext:value-type="float">
            <text:p>4718</text:p>
          </table:table-cell>
          <table:table-cell office:value-type="float" office:value="22926" calcext:value-type="float">
            <text:p>22926</text:p>
          </table:table-cell>
          <table:table-cell office:value-type="float" office:value="6659" calcext:value-type="float">
            <text:p>6659</text:p>
          </table:table-cell>
          <table:table-cell office:value-type="float" office:value="29356" calcext:value-type="float">
            <text:p>29356</text:p>
          </table:table-cell>
          <table:table-cell office:value-type="float" office:value="385.93" calcext:value-type="float">
            <text:p>385,93</text:p>
          </table:table-cell>
          <table:table-cell office:value-type="float" office:value="340.85" calcext:value-type="float">
            <text:p>340,85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6248" calcext:value-type="float">
            <text:p>6248</text:p>
          </table:table-cell>
          <table:table-cell office:value-type="float" office:value="30200" calcext:value-type="float">
            <text:p>30200</text:p>
          </table:table-cell>
          <table:table-cell office:value-type="float" office:value="7158" calcext:value-type="float">
            <text:p>7158</text:p>
          </table:table-cell>
          <table:table-cell office:value-type="float" office:value="37135" calcext:value-type="float">
            <text:p>37135</text:p>
          </table:table-cell>
          <table:table-cell office:value-type="float" office:value="383.35" calcext:value-type="float">
            <text:p>383,35</text:p>
          </table:table-cell>
          <table:table-cell office:value-type="float" office:value="418.79" calcext:value-type="float">
            <text:p>418,79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6268" calcext:value-type="float">
            <text:p>6268</text:p>
          </table:table-cell>
          <table:table-cell office:value-type="float" office:value="30078" calcext:value-type="float">
            <text:p>30078</text:p>
          </table:table-cell>
          <table:table-cell office:value-type="float" office:value="8127" calcext:value-type="float">
            <text:p>8127</text:p>
          </table:table-cell>
          <table:table-cell office:value-type="float" office:value="37310" calcext:value-type="float">
            <text:p>37310</text:p>
          </table:table-cell>
          <table:table-cell office:value-type="float" office:value="379.87" calcext:value-type="float">
            <text:p>379,87</text:p>
          </table:table-cell>
          <table:table-cell office:value-type="float" office:value="359.09" calcext:value-type="float">
            <text:p>359,09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15246" calcext:value-type="float">
            <text:p>15246</text:p>
          </table:table-cell>
          <table:table-cell office:value-type="float" office:value="73051" calcext:value-type="float">
            <text:p>73051</text:p>
          </table:table-cell>
          <table:table-cell office:value-type="float" office:value="18052" calcext:value-type="float">
            <text:p>18052</text:p>
          </table:table-cell>
          <table:table-cell office:value-type="float" office:value="89703" calcext:value-type="float">
            <text:p>89703</text:p>
          </table:table-cell>
          <table:table-cell office:value-type="float" office:value="379.15" calcext:value-type="float">
            <text:p>379,15</text:p>
          </table:table-cell>
          <table:table-cell office:value-type="float" office:value="396.91" calcext:value-type="float">
            <text:p>396,91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3729" calcext:value-type="float">
            <text:p>3729</text:p>
          </table:table-cell>
          <table:table-cell office:value-type="float" office:value="17675" calcext:value-type="float">
            <text:p>17675</text:p>
          </table:table-cell>
          <table:table-cell office:value-type="float" office:value="4360" calcext:value-type="float">
            <text:p>4360</text:p>
          </table:table-cell>
          <table:table-cell office:value-type="float" office:value="21501" calcext:value-type="float">
            <text:p>21501</text:p>
          </table:table-cell>
          <table:table-cell office:value-type="float" office:value="373.99" calcext:value-type="float">
            <text:p>373,99</text:p>
          </table:table-cell>
          <table:table-cell office:value-type="float" office:value="393.14" calcext:value-type="float">
            <text:p>393,14</text:p>
          </table:table-cell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4336" calcext:value-type="float">
            <text:p>4336</text:p>
          </table:table-cell>
          <table:table-cell office:value-type="float" office:value="20469" calcext:value-type="float">
            <text:p>20469</text:p>
          </table:table-cell>
          <table:table-cell office:value-type="float" office:value="5062" calcext:value-type="float">
            <text:p>5062</text:p>
          </table:table-cell>
          <table:table-cell office:value-type="float" office:value="25014" calcext:value-type="float">
            <text:p>25014</text:p>
          </table:table-cell>
          <table:table-cell office:value-type="float" office:value="372.07" calcext:value-type="float">
            <text:p>372,07</text:p>
          </table:table-cell>
          <table:table-cell office:value-type="float" office:value="394.15" calcext:value-type="float">
            <text:p>394,15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5437" calcext:value-type="float">
            <text:p>5437</text:p>
          </table:table-cell>
          <table:table-cell office:value-type="float" office:value="25283" calcext:value-type="float">
            <text:p>25283</text:p>
          </table:table-cell>
          <table:table-cell office:value-type="float" office:value="6613" calcext:value-type="float">
            <text:p>6613</text:p>
          </table:table-cell>
          <table:table-cell office:value-type="float" office:value="31462" calcext:value-type="float">
            <text:p>31462</text:p>
          </table:table-cell>
          <table:table-cell office:value-type="float" office:value="365.02" calcext:value-type="float">
            <text:p>365,02</text:p>
          </table:table-cell>
          <table:table-cell office:value-type="float" office:value="375.76" calcext:value-type="float">
            <text:p>375,76</text:p>
          </table:table-cell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4518" calcext:value-type="float">
            <text:p>4518</text:p>
          </table:table-cell>
          <table:table-cell office:value-type="float" office:value="20946" calcext:value-type="float">
            <text:p>20946</text:p>
          </table:table-cell>
          <table:table-cell office:value-type="float" office:value="6614" calcext:value-type="float">
            <text:p>6614</text:p>
          </table:table-cell>
          <table:table-cell office:value-type="float" office:value="27006" calcext:value-type="float">
            <text:p>27006</text:p>
          </table:table-cell>
          <table:table-cell office:value-type="float" office:value="363.61" calcext:value-type="float">
            <text:p>363,61</text:p>
          </table:table-cell>
          <table:table-cell office:value-type="float" office:value="308.32" calcext:value-type="float">
            <text:p>308,32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4678" calcext:value-type="float">
            <text:p>4678</text:p>
          </table:table-cell>
          <table:table-cell office:value-type="float" office:value="21563" calcext:value-type="float">
            <text:p>21563</text:p>
          </table:table-cell>
          <table:table-cell office:value-type="float" office:value="6402" calcext:value-type="float">
            <text:p>6402</text:p>
          </table:table-cell>
          <table:table-cell office:value-type="float" office:value="27538" calcext:value-type="float">
            <text:p>27538</text:p>
          </table:table-cell>
          <table:table-cell office:value-type="float" office:value="360.94" calcext:value-type="float">
            <text:p>360,94</text:p>
          </table:table-cell>
          <table:table-cell office:value-type="float" office:value="330.15" calcext:value-type="float">
            <text:p>330,1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881" calcext:value-type="float">
            <text:p>4881</text:p>
          </table:table-cell>
          <table:table-cell office:value-type="float" office:value="22366" calcext:value-type="float">
            <text:p>22366</text:p>
          </table:table-cell>
          <table:table-cell office:value-type="float" office:value="5861" calcext:value-type="float">
            <text:p>5861</text:p>
          </table:table-cell>
          <table:table-cell office:value-type="float" office:value="26701" calcext:value-type="float">
            <text:p>26701</text:p>
          </table:table-cell>
          <table:table-cell office:value-type="float" office:value="358.23" calcext:value-type="float">
            <text:p>358,23</text:p>
          </table:table-cell>
          <table:table-cell office:value-type="float" office:value="355.57" calcext:value-type="float">
            <text:p>355,57</text:p>
          </table:table-cell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4322" calcext:value-type="float">
            <text:p>4322</text:p>
          </table:table-cell>
          <table:table-cell office:value-type="float" office:value="19767" calcext:value-type="float">
            <text:p>19767</text:p>
          </table:table-cell>
          <table:table-cell office:value-type="float" office:value="4903" calcext:value-type="float">
            <text:p>4903</text:p>
          </table:table-cell>
          <table:table-cell office:value-type="float" office:value="23880" calcext:value-type="float">
            <text:p>23880</text:p>
          </table:table-cell>
          <table:table-cell office:value-type="float" office:value="357.36" calcext:value-type="float">
            <text:p>357,36</text:p>
          </table:table-cell>
          <table:table-cell office:value-type="float" office:value="387.05" calcext:value-type="float">
            <text:p>387,05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5511" calcext:value-type="float">
            <text:p>5511</text:p>
          </table:table-cell>
          <table:table-cell office:value-type="float" office:value="25197" calcext:value-type="float">
            <text:p>25197</text:p>
          </table:table-cell>
          <table:table-cell office:value-type="float" office:value="6329" calcext:value-type="float">
            <text:p>6329</text:p>
          </table:table-cell>
          <table:table-cell office:value-type="float" office:value="30712" calcext:value-type="float">
            <text:p>30712</text:p>
          </table:table-cell>
          <table:table-cell office:value-type="float" office:value="357.21" calcext:value-type="float">
            <text:p>357,21</text:p>
          </table:table-cell>
          <table:table-cell office:value-type="float" office:value="385.26" calcext:value-type="float">
            <text:p>385,26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4018" calcext:value-type="float">
            <text:p>4018</text:p>
          </table:table-cell>
          <table:table-cell office:value-type="float" office:value="18331" calcext:value-type="float">
            <text:p>18331</text:p>
          </table:table-cell>
          <table:table-cell office:value-type="float" office:value="4689" calcext:value-type="float">
            <text:p>4689</text:p>
          </table:table-cell>
          <table:table-cell office:value-type="float" office:value="22575" calcext:value-type="float">
            <text:p>22575</text:p>
          </table:table-cell>
          <table:table-cell office:value-type="float" office:value="356.22" calcext:value-type="float">
            <text:p>356,22</text:p>
          </table:table-cell>
          <table:table-cell office:value-type="float" office:value="381.45" calcext:value-type="float">
            <text:p>381,45</text:p>
          </table:table-cell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4688" calcext:value-type="float">
            <text:p>4688</text:p>
          </table:table-cell>
          <table:table-cell office:value-type="float" office:value="21272" calcext:value-type="float">
            <text:p>21272</text:p>
          </table:table-cell>
          <table:table-cell office:value-type="float" office:value="6391" calcext:value-type="float">
            <text:p>6391</text:p>
          </table:table-cell>
          <table:table-cell office:value-type="float" office:value="27292" calcext:value-type="float">
            <text:p>27292</text:p>
          </table:table-cell>
          <table:table-cell office:value-type="float" office:value="353.75" calcext:value-type="float">
            <text:p>353,75</text:p>
          </table:table-cell>
          <table:table-cell office:value-type="float" office:value="327.04" calcext:value-type="float">
            <text:p>327,04</text:p>
          </table:table-cell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4695" calcext:value-type="float">
            <text:p>4695</text:p>
          </table:table-cell>
          <table:table-cell office:value-type="float" office:value="21147" calcext:value-type="float">
            <text:p>21147</text:p>
          </table:table-cell>
          <table:table-cell office:value-type="float" office:value="5582" calcext:value-type="float">
            <text:p>5582</text:p>
          </table:table-cell>
          <table:table-cell office:value-type="float" office:value="25246" calcext:value-type="float">
            <text:p>25246</text:p>
          </table:table-cell>
          <table:table-cell office:value-type="float" office:value="350.42" calcext:value-type="float">
            <text:p>350,42</text:p>
          </table:table-cell>
          <table:table-cell office:value-type="float" office:value="352.28" calcext:value-type="float">
            <text:p>352,28</text:p>
          </table:table-cell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4116" calcext:value-type="float">
            <text:p>4116</text:p>
          </table:table-cell>
          <table:table-cell office:value-type="float" office:value="18535" calcext:value-type="float">
            <text:p>18535</text:p>
          </table:table-cell>
          <table:table-cell office:value-type="float" office:value="5158" calcext:value-type="float">
            <text:p>5158</text:p>
          </table:table-cell>
          <table:table-cell office:value-type="float" office:value="23145" calcext:value-type="float">
            <text:p>23145</text:p>
          </table:table-cell>
          <table:table-cell office:value-type="float" office:value="350.32" calcext:value-type="float">
            <text:p>350,32</text:p>
          </table:table-cell>
          <table:table-cell office:value-type="float" office:value="348.72" calcext:value-type="float">
            <text:p>348,72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4002" calcext:value-type="float">
            <text:p>4002</text:p>
          </table:table-cell>
          <table:table-cell office:value-type="float" office:value="17886" calcext:value-type="float">
            <text:p>17886</text:p>
          </table:table-cell>
          <table:table-cell office:value-type="float" office:value="5007" calcext:value-type="float">
            <text:p>5007</text:p>
          </table:table-cell>
          <table:table-cell office:value-type="float" office:value="22306" calcext:value-type="float">
            <text:p>22306</text:p>
          </table:table-cell>
          <table:table-cell office:value-type="float" office:value="346.93" calcext:value-type="float">
            <text:p>346,93</text:p>
          </table:table-cell>
          <table:table-cell office:value-type="float" office:value="345.5" calcext:value-type="float">
            <text:p>345,50</text:p>
          </table:table-cell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7850" calcext:value-type="float">
            <text:p>7850</text:p>
          </table:table-cell>
          <table:table-cell office:value-type="float" office:value="35075" calcext:value-type="float">
            <text:p>35075</text:p>
          </table:table-cell>
          <table:table-cell office:value-type="float" office:value="10564" calcext:value-type="float">
            <text:p>10564</text:p>
          </table:table-cell>
          <table:table-cell office:value-type="float" office:value="44598" calcext:value-type="float">
            <text:p>44598</text:p>
          </table:table-cell>
          <table:table-cell office:value-type="float" office:value="346.82" calcext:value-type="float">
            <text:p>346,82</text:p>
          </table:table-cell>
          <table:table-cell office:value-type="float" office:value="322.17" calcext:value-type="float">
            <text:p>322,17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4099" calcext:value-type="float">
            <text:p>4099</text:p>
          </table:table-cell>
          <table:table-cell office:value-type="float" office:value="18280" calcext:value-type="float">
            <text:p>18280</text:p>
          </table:table-cell>
          <table:table-cell office:value-type="float" office:value="4759" calcext:value-type="float">
            <text:p>4759</text:p>
          </table:table-cell>
          <table:table-cell office:value-type="float" office:value="21920" calcext:value-type="float">
            <text:p>21920</text:p>
          </table:table-cell>
          <table:table-cell office:value-type="float" office:value="345.96" calcext:value-type="float">
            <text:p>345,96</text:p>
          </table:table-cell>
          <table:table-cell office:value-type="float" office:value="360.6" calcext:value-type="float">
            <text:p>360,60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5462" calcext:value-type="float">
            <text:p>5462</text:p>
          </table:table-cell>
          <table:table-cell office:value-type="float" office:value="24246" calcext:value-type="float">
            <text:p>24246</text:p>
          </table:table-cell>
          <table:table-cell office:value-type="float" office:value="7648" calcext:value-type="float">
            <text:p>7648</text:p>
          </table:table-cell>
          <table:table-cell office:value-type="float" office:value="31672" calcext:value-type="float">
            <text:p>31672</text:p>
          </table:table-cell>
          <table:table-cell office:value-type="float" office:value="343.9" calcext:value-type="float">
            <text:p>343,90</text:p>
          </table:table-cell>
          <table:table-cell office:value-type="float" office:value="314.12" calcext:value-type="float">
            <text:p>314,12</text:p>
          </table:table-cell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4323" calcext:value-type="float">
            <text:p>4323</text:p>
          </table:table-cell>
          <table:table-cell office:value-type="float" office:value="19147" calcext:value-type="float">
            <text:p>19147</text:p>
          </table:table-cell>
          <table:table-cell office:value-type="float" office:value="5158" calcext:value-type="float">
            <text:p>5158</text:p>
          </table:table-cell>
          <table:table-cell office:value-type="float" office:value="23565" calcext:value-type="float">
            <text:p>23565</text:p>
          </table:table-cell>
          <table:table-cell office:value-type="float" office:value="342.91" calcext:value-type="float">
            <text:p>342,91</text:p>
          </table:table-cell>
          <table:table-cell office:value-type="float" office:value="356.86" calcext:value-type="float">
            <text:p>356,86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4121" calcext:value-type="float">
            <text:p>4121</text:p>
          </table:table-cell>
          <table:table-cell office:value-type="float" office:value="18115" calcext:value-type="float">
            <text:p>18115</text:p>
          </table:table-cell>
          <table:table-cell office:value-type="float" office:value="4744" calcext:value-type="float">
            <text:p>4744</text:p>
          </table:table-cell>
          <table:table-cell office:value-type="float" office:value="22242" calcext:value-type="float">
            <text:p>22242</text:p>
          </table:table-cell>
          <table:table-cell office:value-type="float" office:value="339.58" calcext:value-type="float">
            <text:p>339,58</text:p>
          </table:table-cell>
          <table:table-cell office:value-type="float" office:value="368.84" calcext:value-type="float">
            <text:p>368,84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586" calcext:value-type="float">
            <text:p>3586</text:p>
          </table:table-cell>
          <table:table-cell office:value-type="float" office:value="15561" calcext:value-type="float">
            <text:p>15561</text:p>
          </table:table-cell>
          <table:table-cell office:value-type="float" office:value="4179" calcext:value-type="float">
            <text:p>4179</text:p>
          </table:table-cell>
          <table:table-cell office:value-type="float" office:value="19010" calcext:value-type="float">
            <text:p>19010</text:p>
          </table:table-cell>
          <table:table-cell office:value-type="float" office:value="333.94" calcext:value-type="float">
            <text:p>333,94</text:p>
          </table:table-cell>
          <table:table-cell office:value-type="float" office:value="354.89" calcext:value-type="float">
            <text:p>354,89</text:p>
          </table:table-cell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4875" calcext:value-type="float">
            <text:p>4875</text:p>
          </table:table-cell>
          <table:table-cell office:value-type="float" office:value="21123" calcext:value-type="float">
            <text:p>21123</text:p>
          </table:table-cell>
          <table:table-cell office:value-type="float" office:value="5951" calcext:value-type="float">
            <text:p>5951</text:p>
          </table:table-cell>
          <table:table-cell office:value-type="float" office:value="26001" calcext:value-type="float">
            <text:p>26001</text:p>
          </table:table-cell>
          <table:table-cell office:value-type="float" office:value="333.29" calcext:value-type="float">
            <text:p>333,29</text:p>
          </table:table-cell>
          <table:table-cell office:value-type="float" office:value="336.92" calcext:value-type="float">
            <text:p>336,92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3848" calcext:value-type="float">
            <text:p>3848</text:p>
          </table:table-cell>
          <table:table-cell office:value-type="float" office:value="16536" calcext:value-type="float">
            <text:p>16536</text:p>
          </table:table-cell>
          <table:table-cell office:value-type="float" office:value="4600" calcext:value-type="float">
            <text:p>4600</text:p>
          </table:table-cell>
          <table:table-cell office:value-type="float" office:value="19867" calcext:value-type="float">
            <text:p>19867</text:p>
          </table:table-cell>
          <table:table-cell office:value-type="float" office:value="329.73" calcext:value-type="float">
            <text:p>329,73</text:p>
          </table:table-cell>
          <table:table-cell office:value-type="float" office:value="331.89" calcext:value-type="float">
            <text:p>331,89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3933" calcext:value-type="float">
            <text:p>3933</text:p>
          </table:table-cell>
          <table:table-cell office:value-type="float" office:value="16843" calcext:value-type="float">
            <text:p>16843</text:p>
          </table:table-cell>
          <table:table-cell office:value-type="float" office:value="4551" calcext:value-type="float">
            <text:p>4551</text:p>
          </table:table-cell>
          <table:table-cell office:value-type="float" office:value="20258" calcext:value-type="float">
            <text:p>20258</text:p>
          </table:table-cell>
          <table:table-cell office:value-type="float" office:value="328.25" calcext:value-type="float">
            <text:p>328,25</text:p>
          </table:table-cell>
          <table:table-cell office:value-type="float" office:value="345.13" calcext:value-type="float">
            <text:p>345,13</text:p>
          </table:table-cell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5597" calcext:value-type="float">
            <text:p>5597</text:p>
          </table:table-cell>
          <table:table-cell office:value-type="float" office:value="23820" calcext:value-type="float">
            <text:p>23820</text:p>
          </table:table-cell>
          <table:table-cell office:value-type="float" office:value="6539" calcext:value-type="float">
            <text:p>6539</text:p>
          </table:table-cell>
          <table:table-cell office:value-type="float" office:value="29593" calcext:value-type="float">
            <text:p>29593</text:p>
          </table:table-cell>
          <table:table-cell office:value-type="float" office:value="325.59" calcext:value-type="float">
            <text:p>325,59</text:p>
          </table:table-cell>
          <table:table-cell office:value-type="float" office:value="352.56" calcext:value-type="float">
            <text:p>352,56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4452" calcext:value-type="float">
            <text:p>4452</text:p>
          </table:table-cell>
          <table:table-cell office:value-type="float" office:value="18939" calcext:value-type="float">
            <text:p>18939</text:p>
          </table:table-cell>
          <table:table-cell office:value-type="float" office:value="5361" calcext:value-type="float">
            <text:p>5361</text:p>
          </table:table-cell>
          <table:table-cell office:value-type="float" office:value="23500" calcext:value-type="float">
            <text:p>23500</text:p>
          </table:table-cell>
          <table:table-cell office:value-type="float" office:value="325.4" calcext:value-type="float">
            <text:p>325,40</text:p>
          </table:table-cell>
          <table:table-cell office:value-type="float" office:value="338.35" calcext:value-type="float">
            <text:p>338,35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4555" calcext:value-type="float">
            <text:p>4555</text:p>
          </table:table-cell>
          <table:table-cell office:value-type="float" office:value="19284" calcext:value-type="float">
            <text:p>19284</text:p>
          </table:table-cell>
          <table:table-cell office:value-type="float" office:value="5380" calcext:value-type="float">
            <text:p>5380</text:p>
          </table:table-cell>
          <table:table-cell office:value-type="float" office:value="23754" calcext:value-type="float">
            <text:p>23754</text:p>
          </table:table-cell>
          <table:table-cell office:value-type="float" office:value="323.36" calcext:value-type="float">
            <text:p>323,36</text:p>
          </table:table-cell>
          <table:table-cell office:value-type="float" office:value="341.52" calcext:value-type="float">
            <text:p>341,52</text:p>
          </table:table-cell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3728" calcext:value-type="float">
            <text:p>3728</text:p>
          </table:table-cell>
          <table:table-cell office:value-type="float" office:value="15666" calcext:value-type="float">
            <text:p>15666</text:p>
          </table:table-cell>
          <table:table-cell office:value-type="float" office:value="4349" calcext:value-type="float">
            <text:p>4349</text:p>
          </table:table-cell>
          <table:table-cell office:value-type="float" office:value="19082" calcext:value-type="float">
            <text:p>19082</text:p>
          </table:table-cell>
          <table:table-cell office:value-type="float" office:value="320.23" calcext:value-type="float">
            <text:p>320,23</text:p>
          </table:table-cell>
          <table:table-cell office:value-type="float" office:value="338.77" calcext:value-type="float">
            <text:p>338,77</text:p>
          </table:table-cell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3531" calcext:value-type="float">
            <text:p>3531</text:p>
          </table:table-cell>
          <table:table-cell office:value-type="float" office:value="14792" calcext:value-type="float">
            <text:p>14792</text:p>
          </table:table-cell>
          <table:table-cell office:value-type="float" office:value="4138" calcext:value-type="float">
            <text:p>4138</text:p>
          </table:table-cell>
          <table:table-cell office:value-type="float" office:value="17925" calcext:value-type="float">
            <text:p>17925</text:p>
          </table:table-cell>
          <table:table-cell office:value-type="float" office:value="318.92" calcext:value-type="float">
            <text:p>318,92</text:p>
          </table:table-cell>
          <table:table-cell office:value-type="float" office:value="333.18" calcext:value-type="float">
            <text:p>333,18</text:p>
          </table:table-cell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4320" calcext:value-type="float">
            <text:p>4320</text:p>
          </table:table-cell>
          <table:table-cell office:value-type="float" office:value="18034" calcext:value-type="float">
            <text:p>18034</text:p>
          </table:table-cell>
          <table:table-cell office:value-type="float" office:value="6012" calcext:value-type="float">
            <text:p>6012</text:p>
          </table:table-cell>
          <table:table-cell office:value-type="float" office:value="23113" calcext:value-type="float">
            <text:p>23113</text:p>
          </table:table-cell>
          <table:table-cell office:value-type="float" office:value="317.45" calcext:value-type="float">
            <text:p>317,45</text:p>
          </table:table-cell>
          <table:table-cell office:value-type="float" office:value="284.45" calcext:value-type="float">
            <text:p>284,45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4249" calcext:value-type="float">
            <text:p>4249</text:p>
          </table:table-cell>
          <table:table-cell office:value-type="float" office:value="17711" calcext:value-type="float">
            <text:p>17711</text:p>
          </table:table-cell>
          <table:table-cell office:value-type="float" office:value="4949" calcext:value-type="float">
            <text:p>4949</text:p>
          </table:table-cell>
          <table:table-cell office:value-type="float" office:value="21227" calcext:value-type="float">
            <text:p>21227</text:p>
          </table:table-cell>
          <table:table-cell office:value-type="float" office:value="316.83" calcext:value-type="float">
            <text:p>316,83</text:p>
          </table:table-cell>
          <table:table-cell office:value-type="float" office:value="328.91" calcext:value-type="float">
            <text:p>328,91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4114" calcext:value-type="float">
            <text:p>4114</text:p>
          </table:table-cell>
          <table:table-cell office:value-type="float" office:value="17140" calcext:value-type="float">
            <text:p>17140</text:p>
          </table:table-cell>
          <table:table-cell office:value-type="float" office:value="5784" calcext:value-type="float">
            <text:p>5784</text:p>
          </table:table-cell>
          <table:table-cell office:value-type="float" office:value="22073" calcext:value-type="float">
            <text:p>22073</text:p>
          </table:table-cell>
          <table:table-cell office:value-type="float" office:value="316.63" calcext:value-type="float">
            <text:p>316,63</text:p>
          </table:table-cell>
          <table:table-cell office:value-type="float" office:value="281.62" calcext:value-type="float">
            <text:p>281,6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5323" calcext:value-type="float">
            <text:p>5323</text:p>
          </table:table-cell>
          <table:table-cell office:value-type="float" office:value="22097" calcext:value-type="float">
            <text:p>22097</text:p>
          </table:table-cell>
          <table:table-cell office:value-type="float" office:value="7266" calcext:value-type="float">
            <text:p>7266</text:p>
          </table:table-cell>
          <table:table-cell office:value-type="float" office:value="27762" calcext:value-type="float">
            <text:p>27762</text:p>
          </table:table-cell>
          <table:table-cell office:value-type="float" office:value="315.12" calcext:value-type="float">
            <text:p>315,12</text:p>
          </table:table-cell>
          <table:table-cell office:value-type="float" office:value="282.08" calcext:value-type="float">
            <text:p>282,08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3951" calcext:value-type="float">
            <text:p>3951</text:p>
          </table:table-cell>
          <table:table-cell office:value-type="float" office:value="16030" calcext:value-type="float">
            <text:p>16030</text:p>
          </table:table-cell>
          <table:table-cell office:value-type="float" office:value="5597" calcext:value-type="float">
            <text:p>5597</text:p>
          </table:table-cell>
          <table:table-cell office:value-type="float" office:value="20565" calcext:value-type="float">
            <text:p>20565</text:p>
          </table:table-cell>
          <table:table-cell office:value-type="float" office:value="305.72" calcext:value-type="float">
            <text:p>305,72</text:p>
          </table:table-cell>
          <table:table-cell office:value-type="float" office:value="267.43" calcext:value-type="float">
            <text:p>267,43</text:p>
          </table:table-cell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3622" calcext:value-type="float">
            <text:p>3622</text:p>
          </table:table-cell>
          <table:table-cell office:value-type="float" office:value="14599" calcext:value-type="float">
            <text:p>14599</text:p>
          </table:table-cell>
          <table:table-cell office:value-type="float" office:value="4221" calcext:value-type="float">
            <text:p>4221</text:p>
          </table:table-cell>
          <table:table-cell office:value-type="float" office:value="17812" calcext:value-type="float">
            <text:p>17812</text:p>
          </table:table-cell>
          <table:table-cell office:value-type="float" office:value="303.06" calcext:value-type="float">
            <text:p>303,06</text:p>
          </table:table-cell>
          <table:table-cell office:value-type="float" office:value="321.99" calcext:value-type="float">
            <text:p>321,99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3460" calcext:value-type="float">
            <text:p>3460</text:p>
          </table:table-cell>
          <table:table-cell office:value-type="float" office:value="13921" calcext:value-type="float">
            <text:p>13921</text:p>
          </table:table-cell>
          <table:table-cell office:value-type="float" office:value="4073" calcext:value-type="float">
            <text:p>4073</text:p>
          </table:table-cell>
          <table:table-cell office:value-type="float" office:value="16898" calcext:value-type="float">
            <text:p>16898</text:p>
          </table:table-cell>
          <table:table-cell office:value-type="float" office:value="302.34" calcext:value-type="float">
            <text:p>302,34</text:p>
          </table:table-cell>
          <table:table-cell office:value-type="float" office:value="314.88" calcext:value-type="float">
            <text:p>314,88</text:p>
          </table:table-cell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4124" calcext:value-type="float">
            <text:p>4124</text:p>
          </table:table-cell>
          <table:table-cell office:value-type="float" office:value="16544" calcext:value-type="float">
            <text:p>16544</text:p>
          </table:table-cell>
          <table:table-cell office:value-type="float" office:value="4753" calcext:value-type="float">
            <text:p>4753</text:p>
          </table:table-cell>
          <table:table-cell office:value-type="float" office:value="20160" calcext:value-type="float">
            <text:p>20160</text:p>
          </table:table-cell>
          <table:table-cell office:value-type="float" office:value="301.16" calcext:value-type="float">
            <text:p>301,16</text:p>
          </table:table-cell>
          <table:table-cell office:value-type="float" office:value="324.15" calcext:value-type="float">
            <text:p>324,15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3588" calcext:value-type="float">
            <text:p>3588</text:p>
          </table:table-cell>
          <table:table-cell office:value-type="float" office:value="14321" calcext:value-type="float">
            <text:p>14321</text:p>
          </table:table-cell>
          <table:table-cell office:value-type="float" office:value="4147" calcext:value-type="float">
            <text:p>4147</text:p>
          </table:table-cell>
          <table:table-cell office:value-type="float" office:value="17374" calcext:value-type="float">
            <text:p>17374</text:p>
          </table:table-cell>
          <table:table-cell office:value-type="float" office:value="299.14" calcext:value-type="float">
            <text:p>299,14</text:p>
          </table:table-cell>
          <table:table-cell office:value-type="float" office:value="318.95" calcext:value-type="float">
            <text:p>318,95</text:p>
          </table:table-cell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3510" calcext:value-type="float">
            <text:p>3510</text:p>
          </table:table-cell>
          <table:table-cell office:value-type="float" office:value="13984" calcext:value-type="float">
            <text:p>13984</text:p>
          </table:table-cell>
          <table:table-cell office:value-type="float" office:value="4112" calcext:value-type="float">
            <text:p>4112</text:p>
          </table:table-cell>
          <table:table-cell office:value-type="float" office:value="16992" calcext:value-type="float">
            <text:p>16992</text:p>
          </table:table-cell>
          <table:table-cell office:value-type="float" office:value="298.4" calcext:value-type="float">
            <text:p>298,40</text:p>
          </table:table-cell>
          <table:table-cell office:value-type="float" office:value="313.23" calcext:value-type="float">
            <text:p>313,23</text:p>
          </table:table-cell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3426" calcext:value-type="float">
            <text:p>3426</text:p>
          </table:table-cell>
          <table:table-cell office:value-type="float" office:value="13574" calcext:value-type="float">
            <text:p>13574</text:p>
          </table:table-cell>
          <table:table-cell office:value-type="float" office:value="4022" calcext:value-type="float">
            <text:p>4022</text:p>
          </table:table-cell>
          <table:table-cell office:value-type="float" office:value="16470" calcext:value-type="float">
            <text:p>16470</text:p>
          </table:table-cell>
          <table:table-cell office:value-type="float" office:value="296.21" calcext:value-type="float">
            <text:p>296,21</text:p>
          </table:table-cell>
          <table:table-cell office:value-type="float" office:value="309.5" calcext:value-type="float">
            <text:p>309,50</text:p>
          </table:table-cell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3351" calcext:value-type="float">
            <text:p>3351</text:p>
          </table:table-cell>
          <table:table-cell office:value-type="float" office:value="13248" calcext:value-type="float">
            <text:p>13248</text:p>
          </table:table-cell>
          <table:table-cell office:value-type="float" office:value="3913" calcext:value-type="float">
            <text:p>3913</text:p>
          </table:table-cell>
          <table:table-cell office:value-type="float" office:value="16015" calcext:value-type="float">
            <text:p>16015</text:p>
          </table:table-cell>
          <table:table-cell office:value-type="float" office:value="295.34" calcext:value-type="float">
            <text:p>295,34</text:p>
          </table:table-cell>
          <table:table-cell office:value-type="float" office:value="309.28" calcext:value-type="float">
            <text:p>309,28</text:p>
          </table:table-cell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3352" calcext:value-type="float">
            <text:p>3352</text:p>
          </table:table-cell>
          <table:table-cell office:value-type="float" office:value="13220" calcext:value-type="float">
            <text:p>13220</text:p>
          </table:table-cell>
          <table:table-cell office:value-type="float" office:value="3929" calcext:value-type="float">
            <text:p>3929</text:p>
          </table:table-cell>
          <table:table-cell office:value-type="float" office:value="16039" calcext:value-type="float">
            <text:p>16039</text:p>
          </table:table-cell>
          <table:table-cell office:value-type="float" office:value="294.39" calcext:value-type="float">
            <text:p>294,39</text:p>
          </table:table-cell>
          <table:table-cell office:value-type="float" office:value="308.22" calcext:value-type="float">
            <text:p>308,22</text:p>
          </table:table-cell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3354" calcext:value-type="float">
            <text:p>3354</text:p>
          </table:table-cell>
          <table:table-cell office:value-type="float" office:value="13093" calcext:value-type="float">
            <text:p>13093</text:p>
          </table:table-cell>
          <table:table-cell office:value-type="float" office:value="3893" calcext:value-type="float">
            <text:p>3893</text:p>
          </table:table-cell>
          <table:table-cell office:value-type="float" office:value="15828" calcext:value-type="float">
            <text:p>15828</text:p>
          </table:table-cell>
          <table:table-cell office:value-type="float" office:value="290.37" calcext:value-type="float">
            <text:p>290,37</text:p>
          </table:table-cell>
          <table:table-cell office:value-type="float" office:value="306.58" calcext:value-type="float">
            <text:p>306,58</text:p>
          </table:table-cell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3597" calcext:value-type="float">
            <text:p>3597</text:p>
          </table:table-cell>
          <table:table-cell office:value-type="float" office:value="14019" calcext:value-type="float">
            <text:p>14019</text:p>
          </table:table-cell>
          <table:table-cell office:value-type="float" office:value="4279" calcext:value-type="float">
            <text:p>4279</text:p>
          </table:table-cell>
          <table:table-cell office:value-type="float" office:value="16931" calcext:value-type="float">
            <text:p>16931</text:p>
          </table:table-cell>
          <table:table-cell office:value-type="float" office:value="289.74" calcext:value-type="float">
            <text:p>289,74</text:p>
          </table:table-cell>
          <table:table-cell office:value-type="float" office:value="295.68" calcext:value-type="float">
            <text:p>295,68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3623" calcext:value-type="float">
            <text:p>3623</text:p>
          </table:table-cell>
          <table:table-cell office:value-type="float" office:value="14068" calcext:value-type="float">
            <text:p>14068</text:p>
          </table:table-cell>
          <table:table-cell office:value-type="float" office:value="4146" calcext:value-type="float">
            <text:p>4146</text:p>
          </table:table-cell>
          <table:table-cell office:value-type="float" office:value="16968" calcext:value-type="float">
            <text:p>16968</text:p>
          </table:table-cell>
          <table:table-cell office:value-type="float" office:value="288.3" calcext:value-type="float">
            <text:p>288,30</text:p>
          </table:table-cell>
          <table:table-cell office:value-type="float" office:value="309.26" calcext:value-type="float">
            <text:p>309,26</text:p>
          </table:table-cell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6352" calcext:value-type="float">
            <text:p>6352</text:p>
          </table:table-cell>
          <table:table-cell office:value-type="float" office:value="24635" calcext:value-type="float">
            <text:p>24635</text:p>
          </table:table-cell>
          <table:table-cell office:value-type="float" office:value="7329" calcext:value-type="float">
            <text:p>7329</text:p>
          </table:table-cell>
          <table:table-cell office:value-type="float" office:value="30417" calcext:value-type="float">
            <text:p>30417</text:p>
          </table:table-cell>
          <table:table-cell office:value-type="float" office:value="287.83" calcext:value-type="float">
            <text:p>287,83</text:p>
          </table:table-cell>
          <table:table-cell office:value-type="float" office:value="315.02" calcext:value-type="float">
            <text:p>315,02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3288" calcext:value-type="float">
            <text:p>3288</text:p>
          </table:table-cell>
          <table:table-cell office:value-type="float" office:value="12647" calcext:value-type="float">
            <text:p>12647</text:p>
          </table:table-cell>
          <table:table-cell office:value-type="float" office:value="3857" calcext:value-type="float">
            <text:p>3857</text:p>
          </table:table-cell>
          <table:table-cell office:value-type="float" office:value="15309" calcext:value-type="float">
            <text:p>15309</text:p>
          </table:table-cell>
          <table:table-cell office:value-type="float" office:value="284.64" calcext:value-type="float">
            <text:p>284,64</text:p>
          </table:table-cell>
          <table:table-cell office:value-type="float" office:value="296.91" calcext:value-type="float">
            <text:p>296,91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553" calcext:value-type="float">
            <text:p>3553</text:p>
          </table:table-cell>
          <table:table-cell office:value-type="float" office:value="13631" calcext:value-type="float">
            <text:p>13631</text:p>
          </table:table-cell>
          <table:table-cell office:value-type="float" office:value="4058" calcext:value-type="float">
            <text:p>4058</text:p>
          </table:table-cell>
          <table:table-cell office:value-type="float" office:value="16294" calcext:value-type="float">
            <text:p>16294</text:p>
          </table:table-cell>
          <table:table-cell office:value-type="float" office:value="283.65" calcext:value-type="float">
            <text:p>283,65</text:p>
          </table:table-cell>
          <table:table-cell office:value-type="float" office:value="301.53" calcext:value-type="float">
            <text:p>301,53</text:p>
          </table:table-cell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8280" calcext:value-type="float">
            <text:p>8280</text:p>
          </table:table-cell>
          <table:table-cell office:value-type="float" office:value="31758" calcext:value-type="float">
            <text:p>31758</text:p>
          </table:table-cell>
          <table:table-cell office:value-type="float" office:value="14389" calcext:value-type="float">
            <text:p>14389</text:p>
          </table:table-cell>
          <table:table-cell office:value-type="float" office:value="44205" calcext:value-type="float">
            <text:p>44205</text:p>
          </table:table-cell>
          <table:table-cell office:value-type="float" office:value="283.55" calcext:value-type="float">
            <text:p>283,55</text:p>
          </table:table-cell>
          <table:table-cell office:value-type="float" office:value="207.21" calcext:value-type="float">
            <text:p>207,21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10003" calcext:value-type="float">
            <text:p>10003</text:p>
          </table:table-cell>
          <table:table-cell office:value-type="float" office:value="38347" calcext:value-type="float">
            <text:p>38347</text:p>
          </table:table-cell>
          <table:table-cell office:value-type="float" office:value="13725" calcext:value-type="float">
            <text:p>13725</text:p>
          </table:table-cell>
          <table:table-cell office:value-type="float" office:value="48654" calcext:value-type="float">
            <text:p>48654</text:p>
          </table:table-cell>
          <table:table-cell office:value-type="float" office:value="283.35" calcext:value-type="float">
            <text:p>283,35</text:p>
          </table:table-cell>
          <table:table-cell office:value-type="float" office:value="254.49" calcext:value-type="float">
            <text:p>254,49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32" calcext:value-type="float">
            <text:p>3232</text:p>
          </table:table-cell>
          <table:table-cell office:value-type="float" office:value="12348" calcext:value-type="float">
            <text:p>12348</text:p>
          </table:table-cell>
          <table:table-cell office:value-type="float" office:value="3789" calcext:value-type="float">
            <text:p>3789</text:p>
          </table:table-cell>
          <table:table-cell office:value-type="float" office:value="14929" calcext:value-type="float">
            <text:p>14929</text:p>
          </table:table-cell>
          <table:table-cell office:value-type="float" office:value="282.05" calcext:value-type="float">
            <text:p>282,05</text:p>
          </table:table-cell>
          <table:table-cell office:value-type="float" office:value="294.01" calcext:value-type="float">
            <text:p>294,01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235" calcext:value-type="float">
            <text:p>3235</text:p>
          </table:table-cell>
          <table:table-cell office:value-type="float" office:value="12348" calcext:value-type="float">
            <text:p>12348</text:p>
          </table:table-cell>
          <table:table-cell office:value-type="float" office:value="3788" calcext:value-type="float">
            <text:p>3788</text:p>
          </table:table-cell>
          <table:table-cell office:value-type="float" office:value="14929" calcext:value-type="float">
            <text:p>14929</text:p>
          </table:table-cell>
          <table:table-cell office:value-type="float" office:value="281.7" calcext:value-type="float">
            <text:p>281,70</text:p>
          </table:table-cell>
          <table:table-cell office:value-type="float" office:value="294.11" calcext:value-type="float">
            <text:p>294,11</text:p>
          </table:table-cell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3907" calcext:value-type="float">
            <text:p>3907</text:p>
          </table:table-cell>
          <table:table-cell office:value-type="float" office:value="14867" calcext:value-type="float">
            <text:p>14867</text:p>
          </table:table-cell>
          <table:table-cell office:value-type="float" office:value="4483" calcext:value-type="float">
            <text:p>4483</text:p>
          </table:table-cell>
          <table:table-cell office:value-type="float" office:value="18008" calcext:value-type="float">
            <text:p>18008</text:p>
          </table:table-cell>
          <table:table-cell office:value-type="float" office:value="280.52" calcext:value-type="float">
            <text:p>280,52</text:p>
          </table:table-cell>
          <table:table-cell office:value-type="float" office:value="301.7" calcext:value-type="float">
            <text:p>301,70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3569" calcext:value-type="float">
            <text:p>3569</text:p>
          </table:table-cell>
          <table:table-cell office:value-type="float" office:value="13500" calcext:value-type="float">
            <text:p>13500</text:p>
          </table:table-cell>
          <table:table-cell office:value-type="float" office:value="4107" calcext:value-type="float">
            <text:p>4107</text:p>
          </table:table-cell>
          <table:table-cell office:value-type="float" office:value="16332" calcext:value-type="float">
            <text:p>16332</text:p>
          </table:table-cell>
          <table:table-cell office:value-type="float" office:value="278.26" calcext:value-type="float">
            <text:p>278,26</text:p>
          </table:table-cell>
          <table:table-cell office:value-type="float" office:value="297.66" calcext:value-type="float">
            <text:p>297,66</text:p>
          </table:table-cell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3347" calcext:value-type="float">
            <text:p>3347</text:p>
          </table:table-cell>
          <table:table-cell office:value-type="float" office:value="12619" calcext:value-type="float">
            <text:p>12619</text:p>
          </table:table-cell>
          <table:table-cell office:value-type="float" office:value="3886" calcext:value-type="float">
            <text:p>3886</text:p>
          </table:table-cell>
          <table:table-cell office:value-type="float" office:value="15234" calcext:value-type="float">
            <text:p>15234</text:p>
          </table:table-cell>
          <table:table-cell office:value-type="float" office:value="277.02" calcext:value-type="float">
            <text:p>277,02</text:p>
          </table:table-cell>
          <table:table-cell office:value-type="float" office:value="292.02" calcext:value-type="float">
            <text:p>292,02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3374" calcext:value-type="float">
            <text:p>3374</text:p>
          </table:table-cell>
          <table:table-cell office:value-type="float" office:value="12704" calcext:value-type="float">
            <text:p>12704</text:p>
          </table:table-cell>
          <table:table-cell office:value-type="float" office:value="3920" calcext:value-type="float">
            <text:p>3920</text:p>
          </table:table-cell>
          <table:table-cell office:value-type="float" office:value="15344" calcext:value-type="float">
            <text:p>15344</text:p>
          </table:table-cell>
          <table:table-cell office:value-type="float" office:value="276.53" calcext:value-type="float">
            <text:p>276,53</text:p>
          </table:table-cell>
          <table:table-cell office:value-type="float" office:value="291.43" calcext:value-type="float">
            <text:p>291,43</text:p>
          </table:table-cell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3333" calcext:value-type="float">
            <text:p>3333</text:p>
          </table:table-cell>
          <table:table-cell office:value-type="float" office:value="12514" calcext:value-type="float">
            <text:p>12514</text:p>
          </table:table-cell>
          <table:table-cell office:value-type="float" office:value="3866" calcext:value-type="float">
            <text:p>3866</text:p>
          </table:table-cell>
          <table:table-cell office:value-type="float" office:value="15114" calcext:value-type="float">
            <text:p>15114</text:p>
          </table:table-cell>
          <table:table-cell office:value-type="float" office:value="275.46" calcext:value-type="float">
            <text:p>275,46</text:p>
          </table:table-cell>
          <table:table-cell office:value-type="float" office:value="290.95" calcext:value-type="float">
            <text:p>290,95</text:p>
          </table:table-cell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3317" calcext:value-type="float">
            <text:p>3317</text:p>
          </table:table-cell>
          <table:table-cell office:value-type="float" office:value="12452" calcext:value-type="float">
            <text:p>12452</text:p>
          </table:table-cell>
          <table:table-cell office:value-type="float" office:value="3845" calcext:value-type="float">
            <text:p>3845</text:p>
          </table:table-cell>
          <table:table-cell office:value-type="float" office:value="15032" calcext:value-type="float">
            <text:p>15032</text:p>
          </table:table-cell>
          <table:table-cell office:value-type="float" office:value="275.4" calcext:value-type="float">
            <text:p>275,40</text:p>
          </table:table-cell>
          <table:table-cell office:value-type="float" office:value="290.95" calcext:value-type="float">
            <text:p>290,95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5953" calcext:value-type="float">
            <text:p>5953</text:p>
          </table:table-cell>
          <table:table-cell office:value-type="float" office:value="21286" calcext:value-type="float">
            <text:p>21286</text:p>
          </table:table-cell>
          <table:table-cell office:value-type="float" office:value="6664" calcext:value-type="float">
            <text:p>6664</text:p>
          </table:table-cell>
          <table:table-cell office:value-type="float" office:value="25348" calcext:value-type="float">
            <text:p>25348</text:p>
          </table:table-cell>
          <table:table-cell office:value-type="float" office:value="257.57" calcext:value-type="float">
            <text:p>257,57</text:p>
          </table:table-cell>
          <table:table-cell office:value-type="float" office:value="280.37" calcext:value-type="float">
            <text:p>280,37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5770" calcext:value-type="float">
            <text:p>5770</text:p>
          </table:table-cell>
          <table:table-cell office:value-type="float" office:value="19249" calcext:value-type="float">
            <text:p>19249</text:p>
          </table:table-cell>
          <table:table-cell office:value-type="float" office:value="8559" calcext:value-type="float">
            <text:p>8559</text:p>
          </table:table-cell>
          <table:table-cell office:value-type="float" office:value="32021" calcext:value-type="float">
            <text:p>32021</text:p>
          </table:table-cell>
          <table:table-cell office:value-type="float" office:value="233.6" calcext:value-type="float">
            <text:p>233,60</text:p>
          </table:table-cell>
          <table:table-cell office:value-type="float" office:value="274.12" calcext:value-type="float">
            <text:p>274,12</text:p>
          </table:table-cell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8567" calcext:value-type="float">
            <text:p>8567</text:p>
          </table:table-cell>
          <table:table-cell office:value-type="float" office:value="27345" calcext:value-type="float">
            <text:p>27345</text:p>
          </table:table-cell>
          <table:table-cell office:value-type="float" office:value="9835" calcext:value-type="float">
            <text:p>9835</text:p>
          </table:table-cell>
          <table:table-cell office:value-type="float" office:value="33653" calcext:value-type="float">
            <text:p>33653</text:p>
          </table:table-cell>
          <table:table-cell office:value-type="float" office:value="219.19" calcext:value-type="float">
            <text:p>219,19</text:p>
          </table:table-cell>
          <table:table-cell office:value-type="float" office:value="242.18" calcext:value-type="float">
            <text:p>242,18</text:p>
          </table:table-cell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8594" calcext:value-type="float">
            <text:p>8594</text:p>
          </table:table-cell>
          <table:table-cell office:value-type="float" office:value="27340" calcext:value-type="float">
            <text:p>27340</text:p>
          </table:table-cell>
          <table:table-cell office:value-type="float" office:value="9837" calcext:value-type="float">
            <text:p>9837</text:p>
          </table:table-cell>
          <table:table-cell office:value-type="float" office:value="33657" calcext:value-type="float">
            <text:p>33657</text:p>
          </table:table-cell>
          <table:table-cell office:value-type="float" office:value="218.13" calcext:value-type="float">
            <text:p>218,13</text:p>
          </table:table-cell>
          <table:table-cell office:value-type="float" office:value="242.15" calcext:value-type="float">
            <text:p>242,15</text:p>
          </table:table-cell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9689" calcext:value-type="float">
            <text:p>9689</text:p>
          </table:table-cell>
          <table:table-cell office:value-type="float" office:value="28722" calcext:value-type="float">
            <text:p>28722</text:p>
          </table:table-cell>
          <table:table-cell office:value-type="float" office:value="16671" calcext:value-type="float">
            <text:p>16671</text:p>
          </table:table-cell>
          <table:table-cell office:value-type="float" office:value="40546" calcext:value-type="float">
            <text:p>40546</text:p>
          </table:table-cell>
          <table:table-cell office:value-type="float" office:value="196.44" calcext:value-type="float">
            <text:p>196,44</text:p>
          </table:table-cell>
          <table:table-cell office:value-type="float" office:value="143.21" calcext:value-type="float">
            <text:p>143,21</text:p>
          </table:table-cell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9723" calcext:value-type="float">
            <text:p>9723</text:p>
          </table:table-cell>
          <table:table-cell office:value-type="float" office:value="28720" calcext:value-type="float">
            <text:p>28720</text:p>
          </table:table-cell>
          <table:table-cell office:value-type="float" office:value="16676" calcext:value-type="float">
            <text:p>16676</text:p>
          </table:table-cell>
          <table:table-cell office:value-type="float" office:value="40538" calcext:value-type="float">
            <text:p>40538</text:p>
          </table:table-cell>
          <table:table-cell office:value-type="float" office:value="195.38" calcext:value-type="float">
            <text:p>195,38</text:p>
          </table:table-cell>
          <table:table-cell office:value-type="float" office:value="143.09" calcext:value-type="float">
            <text:p>143,09</text:p>
          </table:table-cell>
        </table:table-row>
        <table:table-row table:style-name="ro1">
          <table:table-cell table:style-name="ce4" office:value-type="string" calcext:value-type="string">
            <text:p>Mittelwert</text:p>
          </table:table-cell>
          <table:table-cell table:formula="of:=AVERAGE([.B4:.B108])" office:value-type="float" office:value="6712.32380952381" calcext:value-type="float">
            <text:p>6712</text:p>
          </table:table-cell>
          <table:table-cell table:formula="of:=AVERAGE([.C4:.C108])" office:value-type="float" office:value="40759.4476190476" calcext:value-type="float">
            <text:p>40759</text:p>
          </table:table-cell>
          <table:table-cell table:formula="of:=AVERAGE([.D4:.D108])" office:value-type="float" office:value="8224.16190476191" calcext:value-type="float">
            <text:p>8224</text:p>
          </table:table-cell>
          <table:table-cell table:formula="of:=AVERAGE([.E4:.E108])" office:value-type="float" office:value="48236.0380952381" calcext:value-type="float">
            <text:p>48236</text:p>
          </table:table-cell>
          <table:table-cell table:formula="of:=AVERAGE([.F4:.F108])" office:value-type="float" office:value="494.882571428572" calcext:value-type="float">
            <text:p>494,88</text:p>
          </table:table-cell>
          <table:table-cell table:formula="of:=AVERAGE([.G4:.G108])" office:value-type="float" office:value="480.565333333333" calcext:value-type="float">
            <text:p>480,57</text:p>
          </table:table-cell>
        </table:table-row>
      </table:table>
      <table:named-expressions/>
      <table:database-ranges>
        <table:database-range table:name="__Anonymous_Sheet_DB__0" table:target-range-address="Sheet1.A4:Sheet1.G108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4:15:19.308332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11:36:21.392998377</meta:creation-date>
    <dc:date>2021-07-21T14:15:29.542761074</dc:date>
    <meta:editing-duration>PT1H43M37S</meta:editing-duration>
    <meta:editing-cycles>7</meta:editing-cycles>
    <meta:generator>LibreOffice/6.0.7.3$Linux_X86_64 LibreOffice_project/00m0$Build-3</meta:generator>
    <meta:document-statistic meta:table-count="1" meta:cell-count="75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de" number:country="DE">
      <number:number number:decimal-places="0" loext:min-decimal-places="0"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1000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82cm" svg:height="10.734cm" xlink:href=".." xlink:type="simple" chart:class="chart:scatter" chart:style-name="ch1">
        <chart:subtitle svg:x="8.703cm" svg:y="0.214cm" chart:style-name="ch2">
          <text:p>Coreutils</text:p>
        </chart:subtitle>
        <chart:plot-area chart:style-name="ch3" table:cell-range-address="Sheet1.B4:Sheet1.B108 Sheet1.F4:Sheet1.F108" svg:x="1.392cm" svg:y="1.111cm" svg:width="17.309cm" svg:height="8.428cm">
          <chartooo:coordinate-region svg:x="2.86cm" svg:y="1.31cm" svg:width="15.376cm" svg:height="7.582cm"/>
          <chart:axis chart:dimension="x" chart:name="primary-x" chart:style-name="ch4">
            <chart:title svg:x="7.012cm" svg:y="9.753cm" chart:style-name="ch5">
              <text:p>Anzahl der Instruktionen (nicht obfuskiert)</text:p>
            </chart:title>
            <chart:grid chart:style-name="ch6" chart:class="major"/>
          </chart:axis>
          <chart:axis chart:dimension="y" chart:name="primary-y" chart:style-name="ch7">
            <chart:title svg:x="0.451cm" svg:y="7.671cm" chart:style-name="ch8">
              <text:p>Zunahme der Instruktionen in %</text:p>
            </chart:title>
            <chart:grid chart:style-name="ch6" chart:class="major"/>
          </chart:axis>
          <chart:series chart:style-name="ch9" chart:values-cell-range-address="Sheet1.F4:Sheet1.F108" chart:class="chart:scatter">
            <chart:domain table:cell-range-address="Sheet1.B4:Sheet1.B108"/>
            <chart:mean-value chart:style-name="ch10"/>
            <chart:regression-curve chart:style-name="ch11"/>
            <chart:data-point chart:repeated="10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4">
                <text:p>3604</text:p>
                <draw:g>
                  <svg:desc>Sheet1.B4:Sheet1.B108</svg:desc>
                </draw:g>
              </table:table-cell>
              <table:table-cell office:value-type="float" office:value="2001.94">
                <text:p>2001.94</text:p>
                <draw:g>
                  <svg:desc>Sheet1.F4:Sheet1.F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34">
                <text:p>4434</text:p>
              </table:table-cell>
              <table:table-cell office:value-type="float" office:value="1706.27">
                <text:p>1706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6">
                <text:p>4506</text:p>
              </table:table-cell>
              <table:table-cell office:value-type="float" office:value="1671.13">
                <text:p>1671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25">
                <text:p>4625</text:p>
              </table:table-cell>
              <table:table-cell office:value-type="float" office:value="1658.9">
                <text:p>165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20">
                <text:p>4620</text:p>
              </table:table-cell>
              <table:table-cell office:value-type="float" office:value="1625.67">
                <text:p>1625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26">
                <text:p>4826</text:p>
              </table:table-cell>
              <table:table-cell office:value-type="float" office:value="1618.4">
                <text:p>161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77">
                <text:p>4877</text:p>
              </table:table-cell>
              <table:table-cell office:value-type="float" office:value="1599.22">
                <text:p>1599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50">
                <text:p>5050</text:p>
              </table:table-cell>
              <table:table-cell office:value-type="float" office:value="1520.08">
                <text:p>152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67">
                <text:p>7167</text:p>
              </table:table-cell>
              <table:table-cell office:value-type="float" office:value="1251.19">
                <text:p>1251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78">
                <text:p>7578</text:p>
              </table:table-cell>
              <table:table-cell office:value-type="float" office:value="1186.32">
                <text:p>1186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34">
                <text:p>8834</text:p>
              </table:table-cell>
              <table:table-cell office:value-type="float" office:value="1082.65">
                <text:p>1082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82">
                <text:p>11682</text:p>
              </table:table-cell>
              <table:table-cell office:value-type="float" office:value="1011.06">
                <text:p>1011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19">
                <text:p>11819</text:p>
              </table:table-cell>
              <table:table-cell office:value-type="float" office:value="883.9">
                <text:p>88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37">
                <text:p>13837</text:p>
              </table:table-cell>
              <table:table-cell office:value-type="float" office:value="867.71">
                <text:p>867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5">
                <text:p>13575</text:p>
              </table:table-cell>
              <table:table-cell office:value-type="float" office:value="764.66">
                <text:p>764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84">
                <text:p>16684</text:p>
              </table:table-cell>
              <table:table-cell office:value-type="float" office:value="754.09">
                <text:p>754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40">
                <text:p>9940</text:p>
              </table:table-cell>
              <table:table-cell office:value-type="float" office:value="513.99">
                <text:p>513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21">
                <text:p>8921</text:p>
              </table:table-cell>
              <table:table-cell office:value-type="float" office:value="491.94">
                <text:p>491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42">
                <text:p>6142</text:p>
              </table:table-cell>
              <table:table-cell office:value-type="float" office:value="476.82">
                <text:p>476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39">
                <text:p>9339</text:p>
              </table:table-cell>
              <table:table-cell office:value-type="float" office:value="466.17">
                <text:p>466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6">
                <text:p>5736</text:p>
              </table:table-cell>
              <table:table-cell office:value-type="float" office:value="466.11">
                <text:p>466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38">
                <text:p>8738</text:p>
              </table:table-cell>
              <table:table-cell office:value-type="float" office:value="457.82">
                <text:p>457.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74">
                <text:p>9474</text:p>
              </table:table-cell>
              <table:table-cell office:value-type="float" office:value="456.81">
                <text:p>456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00">
                <text:p>11800</text:p>
              </table:table-cell>
              <table:table-cell office:value-type="float" office:value="456.29">
                <text:p>456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75">
                <text:p>9175</text:p>
              </table:table-cell>
              <table:table-cell office:value-type="float" office:value="455.08">
                <text:p>455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19">
                <text:p>9219</text:p>
              </table:table-cell>
              <table:table-cell office:value-type="float" office:value="453.66">
                <text:p>453.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893">
                <text:p>18893</text:p>
              </table:table-cell>
              <table:table-cell office:value-type="float" office:value="442.84">
                <text:p>442.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86">
                <text:p>20486</text:p>
              </table:table-cell>
              <table:table-cell office:value-type="float" office:value="439.56">
                <text:p>439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486">
                <text:p>20486</text:p>
              </table:table-cell>
              <table:table-cell office:value-type="float" office:value="439.56">
                <text:p>439.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86">
                <text:p>20486</text:p>
              </table:table-cell>
              <table:table-cell office:value-type="float" office:value="439.56">
                <text:p>439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86">
                <text:p>1628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33">
                <text:p>10433</text:p>
              </table:table-cell>
              <table:table-cell office:value-type="float" office:value="420.59">
                <text:p>420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81">
                <text:p>17881</text:p>
              </table:table-cell>
              <table:table-cell office:value-type="float" office:value="410.07">
                <text:p>410.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9">
                <text:p>4949</text:p>
              </table:table-cell>
              <table:table-cell office:value-type="float" office:value="405.78">
                <text:p>405.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6">
                <text:p>5256</text:p>
              </table:table-cell>
              <table:table-cell office:value-type="float" office:value="405.69">
                <text:p>405.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42">
                <text:p>6742</text:p>
              </table:table-cell>
              <table:table-cell office:value-type="float" office:value="399.99">
                <text:p>399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33">
                <text:p>8133</text:p>
              </table:table-cell>
              <table:table-cell office:value-type="float" office:value="397.79">
                <text:p>397.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14">
                <text:p>6914</text:p>
              </table:table-cell>
              <table:table-cell office:value-type="float" office:value="390.27">
                <text:p>39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26">
                <text:p>8226</text:p>
              </table:table-cell>
              <table:table-cell office:value-type="float" office:value="387.37">
                <text:p>387.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18">
                <text:p>4718</text:p>
              </table:table-cell>
              <table:table-cell office:value-type="float" office:value="385.93">
                <text:p>385.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48">
                <text:p>6248</text:p>
              </table:table-cell>
              <table:table-cell office:value-type="float" office:value="383.35">
                <text:p>383.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68">
                <text:p>6268</text:p>
              </table:table-cell>
              <table:table-cell office:value-type="float" office:value="379.87">
                <text:p>379.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246">
                <text:p>15246</text:p>
              </table:table-cell>
              <table:table-cell office:value-type="float" office:value="379.15">
                <text:p>379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29">
                <text:p>3729</text:p>
              </table:table-cell>
              <table:table-cell office:value-type="float" office:value="373.99">
                <text:p>373.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36">
                <text:p>4336</text:p>
              </table:table-cell>
              <table:table-cell office:value-type="float" office:value="372.07">
                <text:p>372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37">
                <text:p>5437</text:p>
              </table:table-cell>
              <table:table-cell office:value-type="float" office:value="365.02">
                <text:p>365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18">
                <text:p>4518</text:p>
              </table:table-cell>
              <table:table-cell office:value-type="float" office:value="363.61">
                <text:p>363.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78">
                <text:p>4678</text:p>
              </table:table-cell>
              <table:table-cell office:value-type="float" office:value="360.94">
                <text:p>360.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81">
                <text:p>4881</text:p>
              </table:table-cell>
              <table:table-cell office:value-type="float" office:value="358.23">
                <text:p>358.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22">
                <text:p>4322</text:p>
              </table:table-cell>
              <table:table-cell office:value-type="float" office:value="357.36">
                <text:p>357.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11">
                <text:p>5511</text:p>
              </table:table-cell>
              <table:table-cell office:value-type="float" office:value="357.21">
                <text:p>357.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18">
                <text:p>4018</text:p>
              </table:table-cell>
              <table:table-cell office:value-type="float" office:value="356.22">
                <text:p>356.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88">
                <text:p>4688</text:p>
              </table:table-cell>
              <table:table-cell office:value-type="float" office:value="353.75">
                <text:p>353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95">
                <text:p>4695</text:p>
              </table:table-cell>
              <table:table-cell office:value-type="float" office:value="350.42">
                <text:p>350.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16">
                <text:p>4116</text:p>
              </table:table-cell>
              <table:table-cell office:value-type="float" office:value="350.32">
                <text:p>350.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2">
                <text:p>4002</text:p>
              </table:table-cell>
              <table:table-cell office:value-type="float" office:value="346.93">
                <text:p>346.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0">
                <text:p>7850</text:p>
              </table:table-cell>
              <table:table-cell office:value-type="float" office:value="346.82">
                <text:p>346.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99">
                <text:p>4099</text:p>
              </table:table-cell>
              <table:table-cell office:value-type="float" office:value="345.96">
                <text:p>345.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2">
                <text:p>5462</text:p>
              </table:table-cell>
              <table:table-cell office:value-type="float" office:value="343.9">
                <text:p>343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23">
                <text:p>4323</text:p>
              </table:table-cell>
              <table:table-cell office:value-type="float" office:value="342.91">
                <text:p>342.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21">
                <text:p>4121</text:p>
              </table:table-cell>
              <table:table-cell office:value-type="float" office:value="339.58">
                <text:p>339.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86">
                <text:p>3586</text:p>
              </table:table-cell>
              <table:table-cell office:value-type="float" office:value="333.94">
                <text:p>333.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75">
                <text:p>4875</text:p>
              </table:table-cell>
              <table:table-cell office:value-type="float" office:value="333.29">
                <text:p>333.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8">
                <text:p>3848</text:p>
              </table:table-cell>
              <table:table-cell office:value-type="float" office:value="329.73">
                <text:p>329.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33">
                <text:p>3933</text:p>
              </table:table-cell>
              <table:table-cell office:value-type="float" office:value="328.25">
                <text:p>328.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97">
                <text:p>5597</text:p>
              </table:table-cell>
              <table:table-cell office:value-type="float" office:value="325.59">
                <text:p>325.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52">
                <text:p>4452</text:p>
              </table:table-cell>
              <table:table-cell office:value-type="float" office:value="325.4">
                <text:p>325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55">
                <text:p>4555</text:p>
              </table:table-cell>
              <table:table-cell office:value-type="float" office:value="323.36">
                <text:p>323.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28">
                <text:p>3728</text:p>
              </table:table-cell>
              <table:table-cell office:value-type="float" office:value="320.23">
                <text:p>320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31">
                <text:p>3531</text:p>
              </table:table-cell>
              <table:table-cell office:value-type="float" office:value="318.92">
                <text:p>318.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20">
                <text:p>4320</text:p>
              </table:table-cell>
              <table:table-cell office:value-type="float" office:value="317.45">
                <text:p>317.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49">
                <text:p>4249</text:p>
              </table:table-cell>
              <table:table-cell office:value-type="float" office:value="316.83">
                <text:p>316.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14">
                <text:p>4114</text:p>
              </table:table-cell>
              <table:table-cell office:value-type="float" office:value="316.63">
                <text:p>316.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23">
                <text:p>5323</text:p>
              </table:table-cell>
              <table:table-cell office:value-type="float" office:value="315.12">
                <text:p>315.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51">
                <text:p>3951</text:p>
              </table:table-cell>
              <table:table-cell office:value-type="float" office:value="305.72">
                <text:p>305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22">
                <text:p>3622</text:p>
              </table:table-cell>
              <table:table-cell office:value-type="float" office:value="303.06">
                <text:p>303.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60">
                <text:p>3460</text:p>
              </table:table-cell>
              <table:table-cell office:value-type="float" office:value="302.34">
                <text:p>302.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24">
                <text:p>4124</text:p>
              </table:table-cell>
              <table:table-cell office:value-type="float" office:value="301.16">
                <text:p>301.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88">
                <text:p>3588</text:p>
              </table:table-cell>
              <table:table-cell office:value-type="float" office:value="299.14">
                <text:p>299.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10">
                <text:p>3510</text:p>
              </table:table-cell>
              <table:table-cell office:value-type="float" office:value="298.4">
                <text:p>298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26">
                <text:p>3426</text:p>
              </table:table-cell>
              <table:table-cell office:value-type="float" office:value="296.21">
                <text:p>296.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51">
                <text:p>3351</text:p>
              </table:table-cell>
              <table:table-cell office:value-type="float" office:value="295.34">
                <text:p>295.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52">
                <text:p>3352</text:p>
              </table:table-cell>
              <table:table-cell office:value-type="float" office:value="294.39">
                <text:p>294.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54">
                <text:p>3354</text:p>
              </table:table-cell>
              <table:table-cell office:value-type="float" office:value="290.37">
                <text:p>290.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7">
                <text:p>3597</text:p>
              </table:table-cell>
              <table:table-cell office:value-type="float" office:value="289.74">
                <text:p>289.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23">
                <text:p>3623</text:p>
              </table:table-cell>
              <table:table-cell office:value-type="float" office:value="288.3">
                <text:p>288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52">
                <text:p>6352</text:p>
              </table:table-cell>
              <table:table-cell office:value-type="float" office:value="287.83">
                <text:p>287.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88">
                <text:p>3288</text:p>
              </table:table-cell>
              <table:table-cell office:value-type="float" office:value="284.64">
                <text:p>284.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53">
                <text:p>3553</text:p>
              </table:table-cell>
              <table:table-cell office:value-type="float" office:value="283.65">
                <text:p>283.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80">
                <text:p>8280</text:p>
              </table:table-cell>
              <table:table-cell office:value-type="float" office:value="283.55">
                <text:p>283.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3">
                <text:p>10003</text:p>
              </table:table-cell>
              <table:table-cell office:value-type="float" office:value="283.35">
                <text:p>283.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32">
                <text:p>3232</text:p>
              </table:table-cell>
              <table:table-cell office:value-type="float" office:value="282.05">
                <text:p>282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35">
                <text:p>3235</text:p>
              </table:table-cell>
              <table:table-cell office:value-type="float" office:value="281.7">
                <text:p>281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07">
                <text:p>3907</text:p>
              </table:table-cell>
              <table:table-cell office:value-type="float" office:value="280.52">
                <text:p>280.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69">
                <text:p>3569</text:p>
              </table:table-cell>
              <table:table-cell office:value-type="float" office:value="278.26">
                <text:p>278.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7">
                <text:p>3347</text:p>
              </table:table-cell>
              <table:table-cell office:value-type="float" office:value="277.02">
                <text:p>277.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74">
                <text:p>3374</text:p>
              </table:table-cell>
              <table:table-cell office:value-type="float" office:value="276.53">
                <text:p>276.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33">
                <text:p>3333</text:p>
              </table:table-cell>
              <table:table-cell office:value-type="float" office:value="275.46">
                <text:p>275.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17">
                <text:p>3317</text:p>
              </table:table-cell>
              <table:table-cell office:value-type="float" office:value="275.4">
                <text:p>275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53">
                <text:p>5953</text:p>
              </table:table-cell>
              <table:table-cell office:value-type="float" office:value="257.57">
                <text:p>257.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70">
                <text:p>5770</text:p>
              </table:table-cell>
              <table:table-cell office:value-type="float" office:value="233.6">
                <text:p>233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67">
                <text:p>8567</text:p>
              </table:table-cell>
              <table:table-cell office:value-type="float" office:value="219.19">
                <text:p>219.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94">
                <text:p>8594</text:p>
              </table:table-cell>
              <table:table-cell office:value-type="float" office:value="218.13">
                <text:p>218.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89">
                <text:p>9689</text:p>
              </table:table-cell>
              <table:table-cell office:value-type="float" office:value="196.44">
                <text:p>196.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23">
                <text:p>9723</text:p>
              </table:table-cell>
              <table:table-cell office:value-type="float" office:value="195.38">
                <text:p>195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de" number:country="DE">
      <number:number number:decimal-places="0" loext:min-decimal-places="0"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1000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82cm" svg:height="10.734cm" xlink:href=".." xlink:type="simple" chart:class="chart:scatter" chart:style-name="ch1">
        <chart:subtitle svg:x="8.703cm" svg:y="0.214cm" chart:style-name="ch2">
          <text:p>Coreutils</text:p>
        </chart:subtitle>
        <chart:plot-area chart:style-name="ch3" table:cell-range-address="Sheet1.D4:Sheet1.D108 Sheet1.G4:Sheet1.G108" svg:x="1.392cm" svg:y="1.111cm" svg:width="17.309cm" svg:height="8.428cm">
          <chartooo:coordinate-region svg:x="2.675cm" svg:y="1.31cm" svg:width="15.376cm" svg:height="7.582cm"/>
          <chart:axis chart:dimension="x" chart:name="primary-x" chart:style-name="ch4">
            <chart:title svg:x="7.012cm" svg:y="9.753cm" chart:style-name="ch5">
              <text:p>Anzahl der Instruktionen (nicht obfuskiert)</text:p>
            </chart:title>
            <chart:grid chart:style-name="ch6" chart:class="major"/>
          </chart:axis>
          <chart:axis chart:dimension="y" chart:name="primary-y" chart:style-name="ch7">
            <chart:title svg:x="0.451cm" svg:y="7.671cm" chart:style-name="ch8">
              <text:p>Zunahme der Instruktionen in %</text:p>
            </chart:title>
            <chart:grid chart:style-name="ch6" chart:class="major"/>
          </chart:axis>
          <chart:series chart:style-name="ch9" chart:values-cell-range-address="Sheet1.G4:Sheet1.G108" chart:class="chart:scatter">
            <chart:domain table:cell-range-address="Sheet1.D4:Sheet1.D108"/>
            <chart:mean-value chart:style-name="ch10"/>
            <chart:regression-curve chart:style-name="ch11"/>
            <chart:data-point chart:repeated="10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56">
                <text:p>4156</text:p>
                <draw:g>
                  <svg:desc>Sheet1.D4:Sheet1.D108</svg:desc>
                </draw:g>
              </table:table-cell>
              <table:table-cell office:value-type="float" office:value="1831.69">
                <text:p>1831.69</text:p>
                <draw:g>
                  <svg:desc>Sheet1.G4:Sheet1.G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67">
                <text:p>6167</text:p>
              </table:table-cell>
              <table:table-cell office:value-type="float" office:value="1308.11">
                <text:p>1308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31">
                <text:p>5231</text:p>
              </table:table-cell>
              <table:table-cell office:value-type="float" office:value="1528.45">
                <text:p>1528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61">
                <text:p>5561</text:p>
              </table:table-cell>
              <table:table-cell office:value-type="float" office:value="1474.68">
                <text:p>1474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20">
                <text:p>5420</text:p>
              </table:table-cell>
              <table:table-cell office:value-type="float" office:value="1476.62">
                <text:p>1476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76">
                <text:p>5476</text:p>
              </table:table-cell>
              <table:table-cell office:value-type="float" office:value="1527.21">
                <text:p>1527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82">
                <text:p>5482</text:p>
              </table:table-cell>
              <table:table-cell office:value-type="float" office:value="1521.21">
                <text:p>152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61">
                <text:p>5861</text:p>
              </table:table-cell>
              <table:table-cell office:value-type="float" office:value="1390.45">
                <text:p>139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18">
                <text:p>9218</text:p>
              </table:table-cell>
              <table:table-cell office:value-type="float" office:value="1060.62">
                <text:p>1060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3">
                <text:p>9993</text:p>
              </table:table-cell>
              <table:table-cell office:value-type="float" office:value="993.36">
                <text:p>993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67">
                <text:p>11567</text:p>
              </table:table-cell>
              <table:table-cell office:value-type="float" office:value="908.01">
                <text:p>908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39">
                <text:p>14639</text:p>
              </table:table-cell>
              <table:table-cell office:value-type="float" office:value="907.25">
                <text:p>907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81">
                <text:p>13981</text:p>
              </table:table-cell>
              <table:table-cell office:value-type="float" office:value="841.28">
                <text:p>841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39">
                <text:p>14039</text:p>
              </table:table-cell>
              <table:table-cell office:value-type="float" office:value="915.56">
                <text:p>915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77">
                <text:p>15977</text:p>
              </table:table-cell>
              <table:table-cell office:value-type="float" office:value="732.22">
                <text:p>732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10">
                <text:p>19610</text:p>
              </table:table-cell>
              <table:table-cell office:value-type="float" office:value="725.85">
                <text:p>725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186">
                <text:p>12186</text:p>
              </table:table-cell>
              <table:table-cell office:value-type="float" office:value="525.73">
                <text:p>525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04">
                <text:p>9904</text:p>
              </table:table-cell>
              <table:table-cell office:value-type="float" office:value="538.57">
                <text:p>538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17">
                <text:p>6917</text:p>
              </table:table-cell>
              <table:table-cell office:value-type="float" office:value="512.95">
                <text:p>512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76">
                <text:p>10376</text:p>
              </table:table-cell>
              <table:table-cell office:value-type="float" office:value="510.29">
                <text:p>510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89">
                <text:p>6489</text:p>
              </table:table-cell>
              <table:table-cell office:value-type="float" office:value="497.77">
                <text:p>497.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06">
                <text:p>9706</text:p>
              </table:table-cell>
              <table:table-cell office:value-type="float" office:value="499.05">
                <text:p>499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89">
                <text:p>10689</text:p>
              </table:table-cell>
              <table:table-cell office:value-type="float" office:value="489.78">
                <text:p>489.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09">
                <text:p>14309</text:p>
              </table:table-cell>
              <table:table-cell office:value-type="float" office:value="426.15">
                <text:p>426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62">
                <text:p>10362</text:p>
              </table:table-cell>
              <table:table-cell office:value-type="float" office:value="489.27">
                <text:p>489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04">
                <text:p>10704</text:p>
              </table:table-cell>
              <table:table-cell office:value-type="float" office:value="478.67">
                <text:p>478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662">
                <text:p>21662</text:p>
              </table:table-cell>
              <table:table-cell office:value-type="float" office:value="472.5">
                <text:p>47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51">
                <text:p>24051</text:p>
              </table:table-cell>
              <table:table-cell office:value-type="float" office:value="458.67">
                <text:p>458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51">
                <text:p>24051</text:p>
              </table:table-cell>
              <table:table-cell office:value-type="float" office:value="458.67">
                <text:p>458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51">
                <text:p>24051</text:p>
              </table:table-cell>
              <table:table-cell office:value-type="float" office:value="458.67">
                <text:p>458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79">
                <text:p>20379</text:p>
              </table:table-cell>
              <table:table-cell office:value-type="float" office:value="425.21">
                <text:p>425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87">
                <text:p>12887</text:p>
              </table:table-cell>
              <table:table-cell office:value-type="float" office:value="421.71">
                <text:p>421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62">
                <text:p>20862</text:p>
              </table:table-cell>
              <table:table-cell office:value-type="float" office:value="434.45">
                <text:p>434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69">
                <text:p>5669</text:p>
              </table:table-cell>
              <table:table-cell office:value-type="float" office:value="441.84">
                <text:p>441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85">
                <text:p>6985</text:p>
              </table:table-cell>
              <table:table-cell office:value-type="float" office:value="384.35">
                <text:p>384.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08">
                <text:p>9908</text:p>
              </table:table-cell>
              <table:table-cell office:value-type="float" office:value="341.6">
                <text:p>341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00">
                <text:p>10300</text:p>
              </table:table-cell>
              <table:table-cell office:value-type="float" office:value="378.55">
                <text:p>378.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69">
                <text:p>9569</text:p>
              </table:table-cell>
              <table:table-cell office:value-type="float" office:value="357.81">
                <text:p>357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75">
                <text:p>9875</text:p>
              </table:table-cell>
              <table:table-cell office:value-type="float" office:value="389.38">
                <text:p>389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59">
                <text:p>6659</text:p>
              </table:table-cell>
              <table:table-cell office:value-type="float" office:value="340.85">
                <text:p>340.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58">
                <text:p>7158</text:p>
              </table:table-cell>
              <table:table-cell office:value-type="float" office:value="418.79">
                <text:p>418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27">
                <text:p>8127</text:p>
              </table:table-cell>
              <table:table-cell office:value-type="float" office:value="359.09">
                <text:p>359.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052">
                <text:p>18052</text:p>
              </table:table-cell>
              <table:table-cell office:value-type="float" office:value="396.91">
                <text:p>396.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60">
                <text:p>4360</text:p>
              </table:table-cell>
              <table:table-cell office:value-type="float" office:value="393.14">
                <text:p>393.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62">
                <text:p>5062</text:p>
              </table:table-cell>
              <table:table-cell office:value-type="float" office:value="394.15">
                <text:p>394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13">
                <text:p>6613</text:p>
              </table:table-cell>
              <table:table-cell office:value-type="float" office:value="375.76">
                <text:p>375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14">
                <text:p>6614</text:p>
              </table:table-cell>
              <table:table-cell office:value-type="float" office:value="308.32">
                <text:p>308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2">
                <text:p>6402</text:p>
              </table:table-cell>
              <table:table-cell office:value-type="float" office:value="330.15">
                <text:p>330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61">
                <text:p>5861</text:p>
              </table:table-cell>
              <table:table-cell office:value-type="float" office:value="355.57">
                <text:p>355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3">
                <text:p>4903</text:p>
              </table:table-cell>
              <table:table-cell office:value-type="float" office:value="387.05">
                <text:p>387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29">
                <text:p>6329</text:p>
              </table:table-cell>
              <table:table-cell office:value-type="float" office:value="385.26">
                <text:p>385.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89">
                <text:p>4689</text:p>
              </table:table-cell>
              <table:table-cell office:value-type="float" office:value="381.45">
                <text:p>381.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91">
                <text:p>6391</text:p>
              </table:table-cell>
              <table:table-cell office:value-type="float" office:value="327.04">
                <text:p>327.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82">
                <text:p>5582</text:p>
              </table:table-cell>
              <table:table-cell office:value-type="float" office:value="352.28">
                <text:p>352.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58">
                <text:p>5158</text:p>
              </table:table-cell>
              <table:table-cell office:value-type="float" office:value="348.72">
                <text:p>348.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07">
                <text:p>5007</text:p>
              </table:table-cell>
              <table:table-cell office:value-type="float" office:value="345.5">
                <text:p>345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64">
                <text:p>10564</text:p>
              </table:table-cell>
              <table:table-cell office:value-type="float" office:value="322.17">
                <text:p>322.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59">
                <text:p>4759</text:p>
              </table:table-cell>
              <table:table-cell office:value-type="float" office:value="360.6">
                <text:p>360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48">
                <text:p>7648</text:p>
              </table:table-cell>
              <table:table-cell office:value-type="float" office:value="314.12">
                <text:p>314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58">
                <text:p>5158</text:p>
              </table:table-cell>
              <table:table-cell office:value-type="float" office:value="356.86">
                <text:p>356.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44">
                <text:p>4744</text:p>
              </table:table-cell>
              <table:table-cell office:value-type="float" office:value="368.84">
                <text:p>368.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79">
                <text:p>4179</text:p>
              </table:table-cell>
              <table:table-cell office:value-type="float" office:value="354.89">
                <text:p>354.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51">
                <text:p>5951</text:p>
              </table:table-cell>
              <table:table-cell office:value-type="float" office:value="336.92">
                <text:p>336.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00">
                <text:p>4600</text:p>
              </table:table-cell>
              <table:table-cell office:value-type="float" office:value="331.89">
                <text:p>331.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51">
                <text:p>4551</text:p>
              </table:table-cell>
              <table:table-cell office:value-type="float" office:value="345.13">
                <text:p>345.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39">
                <text:p>6539</text:p>
              </table:table-cell>
              <table:table-cell office:value-type="float" office:value="352.56">
                <text:p>352.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61">
                <text:p>5361</text:p>
              </table:table-cell>
              <table:table-cell office:value-type="float" office:value="338.35">
                <text:p>338.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80">
                <text:p>5380</text:p>
              </table:table-cell>
              <table:table-cell office:value-type="float" office:value="341.52">
                <text:p>341.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49">
                <text:p>4349</text:p>
              </table:table-cell>
              <table:table-cell office:value-type="float" office:value="338.77">
                <text:p>338.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38">
                <text:p>4138</text:p>
              </table:table-cell>
              <table:table-cell office:value-type="float" office:value="333.18">
                <text:p>333.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12">
                <text:p>6012</text:p>
              </table:table-cell>
              <table:table-cell office:value-type="float" office:value="284.45">
                <text:p>284.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49">
                <text:p>4949</text:p>
              </table:table-cell>
              <table:table-cell office:value-type="float" office:value="328.91">
                <text:p>328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84">
                <text:p>5784</text:p>
              </table:table-cell>
              <table:table-cell office:value-type="float" office:value="281.62">
                <text:p>281.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66">
                <text:p>7266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97">
                <text:p>5597</text:p>
              </table:table-cell>
              <table:table-cell office:value-type="float" office:value="267.43">
                <text:p>267.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21">
                <text:p>4221</text:p>
              </table:table-cell>
              <table:table-cell office:value-type="float" office:value="321.99">
                <text:p>321.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73">
                <text:p>4073</text:p>
              </table:table-cell>
              <table:table-cell office:value-type="float" office:value="314.88">
                <text:p>314.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53">
                <text:p>4753</text:p>
              </table:table-cell>
              <table:table-cell office:value-type="float" office:value="324.15">
                <text:p>324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47">
                <text:p>4147</text:p>
              </table:table-cell>
              <table:table-cell office:value-type="float" office:value="318.95">
                <text:p>318.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12">
                <text:p>4112</text:p>
              </table:table-cell>
              <table:table-cell office:value-type="float" office:value="313.23">
                <text:p>313.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22">
                <text:p>4022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13">
                <text:p>3913</text:p>
              </table:table-cell>
              <table:table-cell office:value-type="float" office:value="309.28">
                <text:p>309.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29">
                <text:p>3929</text:p>
              </table:table-cell>
              <table:table-cell office:value-type="float" office:value="308.22">
                <text:p>308.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93">
                <text:p>3893</text:p>
              </table:table-cell>
              <table:table-cell office:value-type="float" office:value="306.58">
                <text:p>306.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79">
                <text:p>4279</text:p>
              </table:table-cell>
              <table:table-cell office:value-type="float" office:value="295.68">
                <text:p>295.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46">
                <text:p>4146</text:p>
              </table:table-cell>
              <table:table-cell office:value-type="float" office:value="309.26">
                <text:p>309.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29">
                <text:p>7329</text:p>
              </table:table-cell>
              <table:table-cell office:value-type="float" office:value="315.02">
                <text:p>315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57">
                <text:p>3857</text:p>
              </table:table-cell>
              <table:table-cell office:value-type="float" office:value="296.91">
                <text:p>296.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8">
                <text:p>4058</text:p>
              </table:table-cell>
              <table:table-cell office:value-type="float" office:value="301.53">
                <text:p>301.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389">
                <text:p>14389</text:p>
              </table:table-cell>
              <table:table-cell office:value-type="float" office:value="207.21">
                <text:p>207.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725">
                <text:p>13725</text:p>
              </table:table-cell>
              <table:table-cell office:value-type="float" office:value="254.49">
                <text:p>254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89">
                <text:p>3789</text:p>
              </table:table-cell>
              <table:table-cell office:value-type="float" office:value="294.01">
                <text:p>294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88">
                <text:p>3788</text:p>
              </table:table-cell>
              <table:table-cell office:value-type="float" office:value="294.11">
                <text:p>294.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83">
                <text:p>4483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07">
                <text:p>4107</text:p>
              </table:table-cell>
              <table:table-cell office:value-type="float" office:value="297.66">
                <text:p>297.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86">
                <text:p>3886</text:p>
              </table:table-cell>
              <table:table-cell office:value-type="float" office:value="292.02">
                <text:p>292.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20">
                <text:p>3920</text:p>
              </table:table-cell>
              <table:table-cell office:value-type="float" office:value="291.43">
                <text:p>291.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66">
                <text:p>3866</text:p>
              </table:table-cell>
              <table:table-cell office:value-type="float" office:value="290.95">
                <text:p>290.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45">
                <text:p>3845</text:p>
              </table:table-cell>
              <table:table-cell office:value-type="float" office:value="290.95">
                <text:p>290.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64">
                <text:p>6664</text:p>
              </table:table-cell>
              <table:table-cell office:value-type="float" office:value="280.37">
                <text:p>280.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59">
                <text:p>8559</text:p>
              </table:table-cell>
              <table:table-cell office:value-type="float" office:value="274.12">
                <text:p>274.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35">
                <text:p>9835</text:p>
              </table:table-cell>
              <table:table-cell office:value-type="float" office:value="242.18">
                <text:p>242.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837">
                <text:p>9837</text:p>
              </table:table-cell>
              <table:table-cell office:value-type="float" office:value="242.15">
                <text:p>242.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671">
                <text:p>16671</text:p>
              </table:table-cell>
              <table:table-cell office:value-type="float" office:value="143.21">
                <text:p>143.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676">
                <text:p>16676</text:p>
              </table:table-cell>
              <table:table-cell office:value-type="float" office:value="143.09">
                <text:p>143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de" number:country="DE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1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1cm" chart:symbol-height="0.1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82cm" svg:height="10.734cm" xlink:href=".." xlink:type="simple" chart:class="chart:scatter" chart:style-name="ch1">
        <chart:subtitle svg:x="8.703cm" svg:y="0.214cm" chart:style-name="ch2">
          <text:p>Coreutils</text:p>
        </chart:subtitle>
        <chart:plot-area chart:style-name="ch3" table:cell-range-address="Sheet1.B4:Sheet1.C108" svg:x="1.392cm" svg:y="1.111cm" svg:width="17.309cm" svg:height="8.428cm">
          <chartooo:coordinate-region svg:x="2.569cm" svg:y="1.31cm" svg:width="15.482cm" svg:height="7.582cm"/>
          <chart:axis chart:dimension="x" chart:name="primary-x" chart:style-name="ch4">
            <chart:title svg:x="7.012cm" svg:y="9.753cm" chart:style-name="ch5">
              <text:p>Anzahl der Instruktionen (nicht obfuskiert)</text:p>
            </chart:title>
            <chart:grid chart:style-name="ch6" chart:class="major"/>
          </chart:axis>
          <chart:axis chart:dimension="y" chart:name="primary-y" chart:style-name="ch4">
            <chart:title svg:x="0.451cm" svg:y="7.975cm" chart:style-name="ch7">
              <text:p>Anzahl der Instruktionen (obfuskiert)</text:p>
            </chart:title>
            <chart:grid chart:style-name="ch6" chart:class="major"/>
          </chart:axis>
          <chart:series chart:style-name="ch8" chart:values-cell-range-address="Sheet1.C4:Sheet1.C108" chart:class="chart:scatter">
            <chart:domain table:cell-range-address="Sheet1.B4:Sheet1.B108"/>
            <chart:data-point chart:style-name="ch9"/>
            <chart:data-point chart:repeated="3"/>
            <chart:data-point chart:style-name="ch9"/>
            <chart:data-point chart:repeated="3"/>
            <chart:data-point chart:style-name="ch9"/>
            <chart:data-point/>
            <chart:data-point chart:style-name="ch9"/>
            <chart:data-point chart:repeated="3"/>
            <chart:data-point chart:style-name="ch9" chart:repeated="2"/>
            <chart:data-point chart:repeated="11"/>
            <chart:data-point chart:style-name="ch9"/>
            <chart:data-point chart:repeated="2"/>
            <chart:data-point chart:style-name="ch9"/>
            <chart:data-point chart:repeated="67"/>
            <chart:data-point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4">
                <text:p>3604</text:p>
                <draw:g>
                  <svg:desc>Sheet1.B4:Sheet1.B108</svg:desc>
                </draw:g>
              </table:table-cell>
              <table:table-cell office:value-type="float" office:value="75754">
                <text:p>75754</text:p>
                <draw:g>
                  <svg:desc>Sheet1.C4:Sheet1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34">
                <text:p>4434</text:p>
              </table:table-cell>
              <table:table-cell office:value-type="float" office:value="80090">
                <text:p>800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6">
                <text:p>4506</text:p>
              </table:table-cell>
              <table:table-cell office:value-type="float" office:value="79807">
                <text:p>79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25">
                <text:p>4625</text:p>
              </table:table-cell>
              <table:table-cell office:value-type="float" office:value="81349">
                <text:p>81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20">
                <text:p>4620</text:p>
              </table:table-cell>
              <table:table-cell office:value-type="float" office:value="79726">
                <text:p>79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26">
                <text:p>4826</text:p>
              </table:table-cell>
              <table:table-cell office:value-type="float" office:value="82930">
                <text:p>829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77">
                <text:p>4877</text:p>
              </table:table-cell>
              <table:table-cell office:value-type="float" office:value="82871">
                <text:p>82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50">
                <text:p>5050</text:p>
              </table:table-cell>
              <table:table-cell office:value-type="float" office:value="81814">
                <text:p>81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67">
                <text:p>7167</text:p>
              </table:table-cell>
              <table:table-cell office:value-type="float" office:value="96840">
                <text:p>96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78">
                <text:p>7578</text:p>
              </table:table-cell>
              <table:table-cell office:value-type="float" office:value="97477">
                <text:p>97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34">
                <text:p>8834</text:p>
              </table:table-cell>
              <table:table-cell office:value-type="float" office:value="104475">
                <text:p>104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82">
                <text:p>11682</text:p>
              </table:table-cell>
              <table:table-cell office:value-type="float" office:value="129794">
                <text:p>129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19">
                <text:p>11819</text:p>
              </table:table-cell>
              <table:table-cell office:value-type="float" office:value="116287">
                <text:p>116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37">
                <text:p>13837</text:p>
              </table:table-cell>
              <table:table-cell office:value-type="float" office:value="133902">
                <text:p>133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5">
                <text:p>13575</text:p>
              </table:table-cell>
              <table:table-cell office:value-type="float" office:value="117378">
                <text:p>117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84">
                <text:p>16684</text:p>
              </table:table-cell>
              <table:table-cell office:value-type="float" office:value="142497">
                <text:p>142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40">
                <text:p>9940</text:p>
              </table:table-cell>
              <table:table-cell office:value-type="float" office:value="61031">
                <text:p>61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21">
                <text:p>8921</text:p>
              </table:table-cell>
              <table:table-cell office:value-type="float" office:value="52807">
                <text:p>528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42">
                <text:p>6142</text:p>
              </table:table-cell>
              <table:table-cell office:value-type="float" office:value="35428">
                <text:p>35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39">
                <text:p>9339</text:p>
              </table:table-cell>
              <table:table-cell office:value-type="float" office:value="52875">
                <text:p>52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6">
                <text:p>5736</text:p>
              </table:table-cell>
              <table:table-cell office:value-type="float" office:value="32472">
                <text:p>32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38">
                <text:p>8738</text:p>
              </table:table-cell>
              <table:table-cell office:value-type="float" office:value="48742">
                <text:p>48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74">
                <text:p>9474</text:p>
              </table:table-cell>
              <table:table-cell office:value-type="float" office:value="52752">
                <text:p>527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00">
                <text:p>11800</text:p>
              </table:table-cell>
              <table:table-cell office:value-type="float" office:value="65642">
                <text:p>65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75">
                <text:p>9175</text:p>
              </table:table-cell>
              <table:table-cell office:value-type="float" office:value="50929">
                <text:p>509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19">
                <text:p>9219</text:p>
              </table:table-cell>
              <table:table-cell office:value-type="float" office:value="51042">
                <text:p>51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893">
                <text:p>18893</text:p>
              </table:table-cell>
              <table:table-cell office:value-type="float" office:value="102558">
                <text:p>102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86">
                <text:p>20486</text:p>
              </table:table-cell>
              <table:table-cell office:value-type="float" office:value="110535">
                <text:p>1105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486">
                <text:p>20486</text:p>
              </table:table-cell>
              <table:table-cell office:value-type="float" office:value="110535">
                <text:p>1105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86">
                <text:p>20486</text:p>
              </table:table-cell>
              <table:table-cell office:value-type="float" office:value="110535">
                <text:p>110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86">
                <text:p>16286</text:p>
              </table:table-cell>
              <table:table-cell office:value-type="float" office:value="86804">
                <text:p>868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33">
                <text:p>10433</text:p>
              </table:table-cell>
              <table:table-cell office:value-type="float" office:value="54313">
                <text:p>543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81">
                <text:p>17881</text:p>
              </table:table-cell>
              <table:table-cell office:value-type="float" office:value="91205">
                <text:p>91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9">
                <text:p>4949</text:p>
              </table:table-cell>
              <table:table-cell office:value-type="float" office:value="25031">
                <text:p>250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6">
                <text:p>5256</text:p>
              </table:table-cell>
              <table:table-cell office:value-type="float" office:value="26579">
                <text:p>26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42">
                <text:p>6742</text:p>
              </table:table-cell>
              <table:table-cell office:value-type="float" office:value="33709">
                <text:p>337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33">
                <text:p>8133</text:p>
              </table:table-cell>
              <table:table-cell office:value-type="float" office:value="40485">
                <text:p>404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14">
                <text:p>6914</text:p>
              </table:table-cell>
              <table:table-cell office:value-type="float" office:value="33897">
                <text:p>33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26">
                <text:p>8226</text:p>
              </table:table-cell>
              <table:table-cell office:value-type="float" office:value="40091">
                <text:p>40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18">
                <text:p>4718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48">
                <text:p>6248</text:p>
              </table:table-cell>
              <table:table-cell office:value-type="float" office:value="30200">
                <text:p>30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68">
                <text:p>6268</text:p>
              </table:table-cell>
              <table:table-cell office:value-type="float" office:value="30078">
                <text:p>300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246">
                <text:p>15246</text:p>
              </table:table-cell>
              <table:table-cell office:value-type="float" office:value="73051">
                <text:p>730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29">
                <text:p>3729</text:p>
              </table:table-cell>
              <table:table-cell office:value-type="float" office:value="17675">
                <text:p>17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36">
                <text:p>4336</text:p>
              </table:table-cell>
              <table:table-cell office:value-type="float" office:value="20469">
                <text:p>20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37">
                <text:p>5437</text:p>
              </table:table-cell>
              <table:table-cell office:value-type="float" office:value="25283">
                <text:p>252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18">
                <text:p>4518</text:p>
              </table:table-cell>
              <table:table-cell office:value-type="float" office:value="20946">
                <text:p>20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78">
                <text:p>4678</text:p>
              </table:table-cell>
              <table:table-cell office:value-type="float" office:value="21563">
                <text:p>215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81">
                <text:p>4881</text:p>
              </table:table-cell>
              <table:table-cell office:value-type="float" office:value="22366">
                <text:p>223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22">
                <text:p>4322</text:p>
              </table:table-cell>
              <table:table-cell office:value-type="float" office:value="19767">
                <text:p>197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11">
                <text:p>5511</text:p>
              </table:table-cell>
              <table:table-cell office:value-type="float" office:value="25197">
                <text:p>251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18">
                <text:p>4018</text:p>
              </table:table-cell>
              <table:table-cell office:value-type="float" office:value="18331">
                <text:p>183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88">
                <text:p>4688</text:p>
              </table:table-cell>
              <table:table-cell office:value-type="float" office:value="21272">
                <text:p>212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95">
                <text:p>4695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16">
                <text:p>4116</text:p>
              </table:table-cell>
              <table:table-cell office:value-type="float" office:value="18535">
                <text:p>18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2">
                <text:p>4002</text:p>
              </table:table-cell>
              <table:table-cell office:value-type="float" office:value="17886">
                <text:p>178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0">
                <text:p>7850</text:p>
              </table:table-cell>
              <table:table-cell office:value-type="float" office:value="35075">
                <text:p>35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99">
                <text:p>4099</text:p>
              </table:table-cell>
              <table:table-cell office:value-type="float" office:value="18280">
                <text:p>182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2">
                <text:p>5462</text:p>
              </table:table-cell>
              <table:table-cell office:value-type="float" office:value="24246">
                <text:p>24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23">
                <text:p>4323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21">
                <text:p>4121</text:p>
              </table:table-cell>
              <table:table-cell office:value-type="float" office:value="18115">
                <text:p>18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86">
                <text:p>3586</text:p>
              </table:table-cell>
              <table:table-cell office:value-type="float" office:value="15561">
                <text:p>155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75">
                <text:p>4875</text:p>
              </table:table-cell>
              <table:table-cell office:value-type="float" office:value="21123">
                <text:p>21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8">
                <text:p>3848</text:p>
              </table:table-cell>
              <table:table-cell office:value-type="float" office:value="16536">
                <text:p>165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33">
                <text:p>3933</text:p>
              </table:table-cell>
              <table:table-cell office:value-type="float" office:value="16843">
                <text:p>168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97">
                <text:p>5597</text:p>
              </table:table-cell>
              <table:table-cell office:value-type="float" office:value="23820">
                <text:p>238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52">
                <text:p>4452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55">
                <text:p>4555</text:p>
              </table:table-cell>
              <table:table-cell office:value-type="float" office:value="19284">
                <text:p>19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28">
                <text:p>3728</text:p>
              </table:table-cell>
              <table:table-cell office:value-type="float" office:value="15666">
                <text:p>15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31">
                <text:p>3531</text:p>
              </table:table-cell>
              <table:table-cell office:value-type="float" office:value="14792">
                <text:p>147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20">
                <text:p>4320</text:p>
              </table:table-cell>
              <table:table-cell office:value-type="float" office:value="18034">
                <text:p>180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49">
                <text:p>4249</text:p>
              </table:table-cell>
              <table:table-cell office:value-type="float" office:value="17711">
                <text:p>17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14">
                <text:p>4114</text:p>
              </table:table-cell>
              <table:table-cell office:value-type="float" office:value="17140">
                <text:p>171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23">
                <text:p>5323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51">
                <text:p>3951</text:p>
              </table:table-cell>
              <table:table-cell office:value-type="float" office:value="16030">
                <text:p>160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22">
                <text:p>3622</text:p>
              </table:table-cell>
              <table:table-cell office:value-type="float" office:value="14599">
                <text:p>14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60">
                <text:p>3460</text:p>
              </table:table-cell>
              <table:table-cell office:value-type="float" office:value="13921">
                <text:p>139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24">
                <text:p>4124</text:p>
              </table:table-cell>
              <table:table-cell office:value-type="float" office:value="16544">
                <text:p>165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88">
                <text:p>3588</text:p>
              </table:table-cell>
              <table:table-cell office:value-type="float" office:value="14321">
                <text:p>14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10">
                <text:p>3510</text:p>
              </table:table-cell>
              <table:table-cell office:value-type="float" office:value="13984">
                <text:p>139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26">
                <text:p>3426</text:p>
              </table:table-cell>
              <table:table-cell office:value-type="float" office:value="13574">
                <text:p>135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51">
                <text:p>3351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52">
                <text:p>3352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54">
                <text:p>3354</text:p>
              </table:table-cell>
              <table:table-cell office:value-type="float" office:value="13093">
                <text:p>13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7">
                <text:p>3597</text:p>
              </table:table-cell>
              <table:table-cell office:value-type="float" office:value="14019">
                <text:p>14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23">
                <text:p>3623</text:p>
              </table:table-cell>
              <table:table-cell office:value-type="float" office:value="14068">
                <text:p>140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52">
                <text:p>6352</text:p>
              </table:table-cell>
              <table:table-cell office:value-type="float" office:value="24635">
                <text:p>246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88">
                <text:p>3288</text:p>
              </table:table-cell>
              <table:table-cell office:value-type="float" office:value="12647">
                <text:p>126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53">
                <text:p>3553</text:p>
              </table:table-cell>
              <table:table-cell office:value-type="float" office:value="13631">
                <text:p>136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80">
                <text:p>8280</text:p>
              </table:table-cell>
              <table:table-cell office:value-type="float" office:value="31758">
                <text:p>317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3">
                <text:p>10003</text:p>
              </table:table-cell>
              <table:table-cell office:value-type="float" office:value="38347">
                <text:p>383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32">
                <text:p>3232</text:p>
              </table:table-cell>
              <table:table-cell office:value-type="float" office:value="12348">
                <text:p>123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35">
                <text:p>3235</text:p>
              </table:table-cell>
              <table:table-cell office:value-type="float" office:value="12348">
                <text:p>123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07">
                <text:p>3907</text:p>
              </table:table-cell>
              <table:table-cell office:value-type="float" office:value="14867">
                <text:p>148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69">
                <text:p>3569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7">
                <text:p>3347</text:p>
              </table:table-cell>
              <table:table-cell office:value-type="float" office:value="12619">
                <text:p>126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74">
                <text:p>3374</text:p>
              </table:table-cell>
              <table:table-cell office:value-type="float" office:value="12704">
                <text:p>12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33">
                <text:p>3333</text:p>
              </table:table-cell>
              <table:table-cell office:value-type="float" office:value="12514">
                <text:p>12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17">
                <text:p>3317</text:p>
              </table:table-cell>
              <table:table-cell office:value-type="float" office:value="12452">
                <text:p>124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53">
                <text:p>5953</text:p>
              </table:table-cell>
              <table:table-cell office:value-type="float" office:value="21286">
                <text:p>212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70">
                <text:p>5770</text:p>
              </table:table-cell>
              <table:table-cell office:value-type="float" office:value="19249">
                <text:p>192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67">
                <text:p>8567</text:p>
              </table:table-cell>
              <table:table-cell office:value-type="float" office:value="27345">
                <text:p>27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94">
                <text:p>8594</text:p>
              </table:table-cell>
              <table:table-cell office:value-type="float" office:value="27340">
                <text:p>273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89">
                <text:p>9689</text:p>
              </table:table-cell>
              <table:table-cell office:value-type="float" office:value="28722">
                <text:p>287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23">
                <text:p>9723</text:p>
              </table:table-cell>
              <table:table-cell office:value-type="float" office:value="28720">
                <text:p>287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